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adornments="Normalny" style:font-family-generic="roman" style:font-pitch="variable" style:font-charset="x-symbol"/>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officeooo:rsid="001f11de" officeooo:paragraph-rsid="00376606"/>
    </style:style>
    <style:style style:name="P2" style:family="paragraph" style:parent-style-name="Header">
      <style:text-properties officeooo:rsid="001f11de" officeooo:paragraph-rsid="002d09e3"/>
    </style:style>
    <style:style style:name="P3" style:family="paragraph" style:parent-style-name="Footer">
      <style:text-properties officeooo:paragraph-rsid="006c1f82"/>
    </style:style>
    <style:style style:name="P4" style:family="paragraph" style:parent-style-name="Standard">
      <style:text-properties officeooo:paragraph-rsid="001f0b3b"/>
    </style:style>
    <style:style style:name="P5" style:family="paragraph" style:parent-style-name="Standard">
      <style:text-properties officeooo:rsid="001f11de" officeooo:paragraph-rsid="001f11de"/>
    </style:style>
    <style:style style:name="P6" style:family="paragraph" style:parent-style-name="Lab_20_Section">
      <style:text-properties officeooo:rsid="0031701b" officeooo:paragraph-rsid="0028c56f"/>
    </style:style>
    <style:style style:name="P7" style:family="paragraph" style:parent-style-name="Body_20_Text_20_L25" style:list-style-name=""/>
    <style:style style:name="P8" style:family="paragraph" style:parent-style-name="Body_20_Text_20_L25" style:list-style-name="">
      <style:text-properties officeooo:paragraph-rsid="00394254"/>
    </style:style>
    <style:style style:name="P9" style:family="paragraph" style:parent-style-name="Body_20_Text_20_L25" style:list-style-name="">
      <style:text-properties officeooo:paragraph-rsid="0097fc98"/>
    </style:style>
    <style:style style:name="P10" style:family="paragraph" style:parent-style-name="Body_20_Text_20_L25" style:list-style-name="">
      <style:text-properties officeooo:paragraph-rsid="0061b1ac"/>
    </style:style>
    <style:style style:name="P11" style:family="paragraph" style:parent-style-name="Body_20_Text_20_L25" style:list-style-name="">
      <style:text-properties officeooo:rsid="00353d85" officeooo:paragraph-rsid="00353d85"/>
    </style:style>
    <style:style style:name="P12" style:family="paragraph" style:parent-style-name="Body_20_Text_20_L25" style:list-style-name="">
      <style:text-properties officeooo:rsid="00353d85" officeooo:paragraph-rsid="0035bd3d"/>
    </style:style>
    <style:style style:name="P13" style:family="paragraph" style:parent-style-name="Body_20_Text_20_L25" style:list-style-name="">
      <style:text-properties officeooo:rsid="004153e4" officeooo:paragraph-rsid="004153e4"/>
    </style:style>
    <style:style style:name="P14" style:family="paragraph" style:parent-style-name="Body_20_Text_20_L25" style:list-style-name="">
      <style:text-properties officeooo:rsid="00394254" officeooo:paragraph-rsid="003acf3e"/>
    </style:style>
    <style:style style:name="P15" style:family="paragraph" style:parent-style-name="Body_20_Text_20_L25" style:list-style-name="">
      <style:text-properties officeooo:rsid="00394254" officeooo:paragraph-rsid="0048b8eb"/>
    </style:style>
    <style:style style:name="P16" style:family="paragraph" style:parent-style-name="Body_20_Text_20_L25" style:list-style-name="WWNum1">
      <style:text-properties officeooo:rsid="00394254" officeooo:paragraph-rsid="003acf3e"/>
    </style:style>
    <style:style style:name="P17" style:family="paragraph" style:parent-style-name="Body_20_Text_20_L25" style:list-style-name="WWNum1">
      <style:text-properties officeooo:rsid="00394254" officeooo:paragraph-rsid="004796a4"/>
    </style:style>
    <style:style style:name="P18" style:family="paragraph" style:parent-style-name="Body_20_Text_20_L25" style:list-style-name="WWNum1">
      <style:text-properties officeooo:paragraph-rsid="0095e1c2"/>
    </style:style>
    <style:style style:name="P19" style:family="paragraph" style:parent-style-name="Body_20_Text_20_L25" style:list-style-name="WWNum1">
      <style:text-properties officeooo:rsid="003acf3e" officeooo:paragraph-rsid="003acf3e"/>
    </style:style>
    <style:style style:name="P20" style:family="paragraph" style:parent-style-name="Body_20_Text_20_L25" style:list-style-name="WWNum1">
      <style:text-properties officeooo:rsid="003acf3e" officeooo:paragraph-rsid="00449eb8"/>
    </style:style>
    <style:style style:name="P21" style:family="paragraph" style:parent-style-name="Body_20_Text_20_L25" style:list-style-name="WWNum1">
      <style:text-properties officeooo:rsid="003acf3e" officeooo:paragraph-rsid="004984b5"/>
    </style:style>
    <style:style style:name="P22" style:family="paragraph" style:parent-style-name="Body_20_Text_20_L25" style:list-style-name="">
      <style:text-properties officeooo:rsid="003acf3e" officeooo:paragraph-rsid="003acf3e"/>
    </style:style>
    <style:style style:name="P23" style:family="paragraph" style:parent-style-name="Body_20_Text_20_L25" style:list-style-name="">
      <style:text-properties officeooo:rsid="003acf3e" officeooo:paragraph-rsid="00449eb8"/>
    </style:style>
    <style:style style:name="P24" style:family="paragraph" style:parent-style-name="Body_20_Text_20_L25" style:list-style-name="">
      <style:text-properties officeooo:rsid="003acf3e" officeooo:paragraph-rsid="004984b5"/>
    </style:style>
    <style:style style:name="P25" style:family="paragraph" style:parent-style-name="Body_20_Text_20_L25" style:list-style-name="WWNum1">
      <style:text-properties fo:font-size="10pt" officeooo:rsid="009352fb" officeooo:paragraph-rsid="009352fb" style:font-size-asian="10pt"/>
    </style:style>
    <style:style style:name="P26" style:family="paragraph" style:parent-style-name="Body_20_Text_20_L25" style:list-style-name="">
      <style:text-properties fo:font-size="10pt" officeooo:rsid="0042d34d" officeooo:paragraph-rsid="0090ffc3" style:font-size-asian="10pt"/>
    </style:style>
    <style:style style:name="P27" style:family="paragraph" style:parent-style-name="Body_20_Text_20_L25" style:list-style-name="WWNum1">
      <style:text-properties officeooo:rsid="0093db96" officeooo:paragraph-rsid="0093db96"/>
    </style:style>
    <style:style style:name="P28" style:family="paragraph" style:parent-style-name="Body_20_Text_20_L25" style:list-style-name="WWNum1">
      <style:text-properties officeooo:rsid="0094cb42" officeooo:paragraph-rsid="0094cb42"/>
    </style:style>
    <style:style style:name="P29" style:family="paragraph" style:parent-style-name="Body_20_Text_20_L25" style:list-style-name="">
      <style:text-properties officeooo:rsid="003faaad" officeooo:paragraph-rsid="0042ff31"/>
    </style:style>
    <style:style style:name="P30" style:family="paragraph" style:parent-style-name="Body_20_Text_20_L25" style:list-style-name="">
      <style:text-properties officeooo:rsid="0042ff31" officeooo:paragraph-rsid="00786494"/>
    </style:style>
    <style:style style:name="P31" style:family="paragraph" style:parent-style-name="Body_20_Text_20_L25" style:list-style-name="">
      <style:text-properties officeooo:rsid="0042ff31" officeooo:paragraph-rsid="0042ff31"/>
    </style:style>
    <style:style style:name="P32" style:family="paragraph" style:parent-style-name="Body_20_Text_20_L25" style:list-style-name="WWNum1">
      <style:text-properties officeooo:rsid="00449eb8" officeooo:paragraph-rsid="00449eb8"/>
    </style:style>
    <style:style style:name="P33" style:family="paragraph" style:parent-style-name="Body_20_Text_20_L25" style:list-style-name="WWNum1">
      <style:text-properties officeooo:rsid="00449eb8" officeooo:paragraph-rsid="004984b5"/>
    </style:style>
    <style:style style:name="P34" style:family="paragraph" style:parent-style-name="Body_20_Text_20_L25" style:list-style-name="">
      <style:text-properties officeooo:rsid="00449eb8" officeooo:paragraph-rsid="00449eb8"/>
    </style:style>
    <style:style style:name="P35" style:family="paragraph" style:parent-style-name="Body_20_Text_20_L25" style:list-style-name="WWNum1">
      <style:text-properties officeooo:rsid="0096bc37" officeooo:paragraph-rsid="0096bc37"/>
    </style:style>
    <style:style style:name="P36" style:family="paragraph" style:parent-style-name="Body_20_Text_20_L25" style:list-style-name="WWNum1">
      <style:text-properties officeooo:rsid="009782d7" officeooo:paragraph-rsid="009782d7"/>
    </style:style>
    <style:style style:name="P37" style:family="paragraph" style:parent-style-name="Body_20_Text_20_L25" style:list-style-name="">
      <style:text-properties officeooo:rsid="004796a4" officeooo:paragraph-rsid="00460fcc"/>
    </style:style>
    <style:style style:name="P38" style:family="paragraph" style:parent-style-name="Body_20_Text_20_L25" style:list-style-name="WWNum1">
      <style:text-properties officeooo:rsid="0048b8eb" officeooo:paragraph-rsid="004796a4"/>
    </style:style>
    <style:style style:name="P39" style:family="paragraph" style:parent-style-name="Body_20_Text_20_L25" style:list-style-name="WWNum1">
      <style:text-properties officeooo:rsid="0048b8eb" officeooo:paragraph-rsid="0048b8eb"/>
    </style:style>
    <style:style style:name="P40" style:family="paragraph" style:parent-style-name="Body_20_Text_20_L25" style:list-style-name="">
      <style:text-properties officeooo:rsid="0048b8eb" officeooo:paragraph-rsid="0048b8eb"/>
    </style:style>
    <style:style style:name="P41" style:family="paragraph" style:parent-style-name="Body_20_Text_20_L25" style:list-style-name="">
      <style:text-properties officeooo:rsid="004984b5" officeooo:paragraph-rsid="004984b5"/>
    </style:style>
    <style:style style:name="P42" style:family="paragraph" style:parent-style-name="Body_20_Text_20_L25" style:list-style-name="">
      <style:text-properties officeooo:rsid="004984b5" officeooo:paragraph-rsid="004e4b0a"/>
    </style:style>
    <style:style style:name="P43" style:family="paragraph" style:parent-style-name="Body_20_Text_20_L25" style:list-style-name="">
      <style:text-properties officeooo:rsid="004984b5" officeooo:paragraph-rsid="0050ac0a"/>
    </style:style>
    <style:style style:name="P44" style:family="paragraph" style:parent-style-name="Body_20_Text_20_L25" style:list-style-name="">
      <style:text-properties officeooo:rsid="004984b5" officeooo:paragraph-rsid="0055fbc2"/>
    </style:style>
    <style:style style:name="P45" style:family="paragraph" style:parent-style-name="Body_20_Text_20_L25" style:list-style-name="">
      <style:text-properties officeooo:rsid="004984b5" officeooo:paragraph-rsid="0058c86b"/>
    </style:style>
    <style:style style:name="P46" style:family="paragraph" style:parent-style-name="Body_20_Text_20_L25" style:list-style-name="">
      <style:text-properties officeooo:rsid="004984b5" officeooo:paragraph-rsid="005a45fa"/>
    </style:style>
    <style:style style:name="P47" style:family="paragraph" style:parent-style-name="Body_20_Text_20_L25" style:list-style-name="WWNum1">
      <style:text-properties officeooo:rsid="004984b5" officeooo:paragraph-rsid="004984b5"/>
    </style:style>
    <style:style style:name="P48" style:family="paragraph" style:parent-style-name="Body_20_Text_20_L25" style:list-style-name="WWNum1">
      <style:text-properties officeooo:rsid="004984b5" officeooo:paragraph-rsid="0058c86b"/>
    </style:style>
    <style:style style:name="P49" style:family="paragraph" style:parent-style-name="Body_20_Text_20_L25" style:list-style-name="WWNum1">
      <style:text-properties officeooo:rsid="004984b5" officeooo:paragraph-rsid="005a45fa"/>
    </style:style>
    <style:style style:name="P50" style:family="paragraph" style:parent-style-name="Body_20_Text_20_L25" style:list-style-name="WWNum1">
      <style:text-properties officeooo:rsid="009aac72" officeooo:paragraph-rsid="009aac72"/>
    </style:style>
    <style:style style:name="P51" style:family="paragraph" style:parent-style-name="Body_20_Text_20_L25" style:list-style-name="WWNum1">
      <style:text-properties officeooo:rsid="005420be" officeooo:paragraph-rsid="005420be"/>
    </style:style>
    <style:style style:name="P52" style:family="paragraph" style:parent-style-name="Body_20_Text_20_L25" style:list-style-name="">
      <style:text-properties officeooo:rsid="005420be" officeooo:paragraph-rsid="005420be"/>
    </style:style>
    <style:style style:name="P53" style:family="paragraph" style:parent-style-name="Body_20_Text_20_L25" style:list-style-name="WWNum1">
      <style:text-properties officeooo:rsid="009b96cd" officeooo:paragraph-rsid="009b96cd"/>
    </style:style>
    <style:style style:name="P54" style:family="paragraph" style:parent-style-name="Body_20_Text_20_L25" style:list-style-name="">
      <style:text-properties officeooo:rsid="00255dcf" officeooo:paragraph-rsid="004b7f06"/>
    </style:style>
    <style:style style:name="P55" style:family="paragraph" style:parent-style-name="Body_20_Text_20_L25" style:list-style-name="">
      <style:text-properties officeooo:rsid="004cb9a6" officeooo:paragraph-rsid="004cb9a6"/>
    </style:style>
    <style:style style:name="P56" style:family="paragraph" style:parent-style-name="Body_20_Text_20_L25" style:list-style-name="WWNum1">
      <style:text-properties officeooo:rsid="004e4b0a" officeooo:paragraph-rsid="004e4b0a"/>
    </style:style>
    <style:style style:name="P57" style:family="paragraph" style:parent-style-name="Body_20_Text_20_L25" style:list-style-name="">
      <style:text-properties officeooo:rsid="004e4b0a" officeooo:paragraph-rsid="0050ac0a"/>
    </style:style>
    <style:style style:name="P58" style:family="paragraph" style:parent-style-name="Body_20_Text_20_L25" style:list-style-name="WWNum1">
      <style:text-properties officeooo:rsid="004f2670" officeooo:paragraph-rsid="004f2670"/>
    </style:style>
    <style:style style:name="P59" style:family="paragraph" style:parent-style-name="Body_20_Text_20_L25" style:list-style-name="">
      <style:text-properties officeooo:rsid="004f2670" officeooo:paragraph-rsid="004a375b"/>
    </style:style>
    <style:style style:name="P60" style:family="paragraph" style:parent-style-name="Body_20_Text_20_L25" style:list-style-name="">
      <style:text-properties officeooo:rsid="009c4128" officeooo:paragraph-rsid="009c4128"/>
    </style:style>
    <style:style style:name="P61" style:family="paragraph" style:parent-style-name="Body_20_Text_20_L25" style:list-style-name="">
      <style:text-properties officeooo:rsid="0028c56f" officeooo:paragraph-rsid="004fd584"/>
    </style:style>
    <style:style style:name="P62" style:family="paragraph" style:parent-style-name="Body_20_Text_20_L25" style:list-style-name="">
      <style:text-properties officeooo:rsid="0028c56f" officeooo:paragraph-rsid="005de24c"/>
    </style:style>
    <style:style style:name="P63" style:family="paragraph" style:parent-style-name="Body_20_Text_20_L25" style:list-style-name="">
      <style:text-properties officeooo:rsid="0058c86b" officeooo:paragraph-rsid="0058c86b"/>
    </style:style>
    <style:style style:name="P64" style:family="paragraph" style:parent-style-name="Body_20_Text_20_L25" style:list-style-name="">
      <style:text-properties officeooo:rsid="005a45fa" officeooo:paragraph-rsid="005a45fa"/>
    </style:style>
    <style:style style:name="P65" style:family="paragraph" style:parent-style-name="Body_20_Text_20_L25" style:list-style-name="">
      <style:text-properties officeooo:rsid="005de24c" officeooo:paragraph-rsid="005de24c"/>
    </style:style>
    <style:style style:name="P66" style:family="paragraph" style:parent-style-name="Body_20_Text_20_L25" style:list-style-name="">
      <style:text-properties officeooo:rsid="00610efd" officeooo:paragraph-rsid="00610efd"/>
    </style:style>
    <style:style style:name="P67" style:family="paragraph" style:parent-style-name="Body_20_Text_20_L25" style:list-style-name="">
      <style:paragraph-properties fo:margin-top="0cm" fo:margin-bottom="0cm" loext:contextual-spacing="false"/>
      <style:text-properties style:font-name="Courier New" officeooo:rsid="003acf3e" officeooo:paragraph-rsid="003acf3e"/>
    </style:style>
    <style:style style:name="P68" style:family="paragraph" style:parent-style-name="Body_20_Text_20_L25" style:list-style-name="">
      <style:paragraph-properties fo:margin-top="0cm" fo:margin-bottom="0cm" loext:contextual-spacing="false"/>
      <style:text-properties style:font-name="Courier New" officeooo:rsid="0042ff31" officeooo:paragraph-rsid="00786494"/>
    </style:style>
    <style:style style:name="P69" style:family="paragraph" style:parent-style-name="Body_20_Text_20_L25" style:list-style-name="">
      <style:paragraph-properties fo:margin-top="0cm" fo:margin-bottom="0cm" loext:contextual-spacing="false"/>
      <style:text-properties style:font-name="Courier New" officeooo:rsid="0042ff31" officeooo:paragraph-rsid="0042ff31"/>
    </style:style>
    <style:style style:name="P70" style:family="paragraph" style:parent-style-name="Body_20_Text_20_L25" style:list-style-name="">
      <style:paragraph-properties fo:margin-top="0cm" fo:margin-bottom="0cm" loext:contextual-spacing="false"/>
      <style:text-properties style:font-name="Courier New" officeooo:rsid="0048b8eb" officeooo:paragraph-rsid="0048b8eb"/>
    </style:style>
    <style:style style:name="P71" style:family="paragraph" style:parent-style-name="Body_20_Text_20_L25" style:list-style-name="WWNum1">
      <style:paragraph-properties fo:margin-top="0cm" fo:margin-bottom="0cm" loext:contextual-spacing="false"/>
      <style:text-properties style:font-name="Courier New" officeooo:rsid="004984b5" officeooo:paragraph-rsid="004984b5"/>
    </style:style>
    <style:style style:name="P72" style:family="paragraph" style:parent-style-name="Body_20_Text_20_L25" style:list-style-name="">
      <style:paragraph-properties fo:margin-top="0cm" fo:margin-bottom="0cm" loext:contextual-spacing="false"/>
      <style:text-properties style:font-name="Courier New" officeooo:rsid="004984b5" officeooo:paragraph-rsid="0050ac0a"/>
    </style:style>
    <style:style style:name="P73" style:family="paragraph" style:parent-style-name="Body_20_Text_20_L25" style:list-style-name="WWNum1">
      <style:paragraph-properties fo:margin-top="0cm" fo:margin-bottom="0cm" loext:contextual-spacing="false"/>
      <style:text-properties style:font-name="Courier New" officeooo:rsid="004e4b0a" officeooo:paragraph-rsid="004e4b0a"/>
    </style:style>
    <style:style style:name="P74" style:family="paragraph" style:parent-style-name="Body_20_Text_20_L25" style:list-style-name="">
      <style:paragraph-properties fo:margin-top="0cm" fo:margin-bottom="0cm" loext:contextual-spacing="false"/>
      <style:text-properties style:font-name="Courier New" officeooo:rsid="009c4128" officeooo:paragraph-rsid="009cf425"/>
    </style:style>
    <style:style style:name="P75" style:family="paragraph" style:parent-style-name="Body_20_Text_20_L25" style:list-style-name="">
      <style:paragraph-properties fo:margin-top="0cm" fo:margin-bottom="0cm" loext:contextual-spacing="false"/>
      <style:text-properties style:font-name="Courier New" officeooo:rsid="009c4128" officeooo:paragraph-rsid="009c4128"/>
    </style:style>
    <style:style style:name="P76" style:family="paragraph" style:parent-style-name="Body_20_Text_20_L25">
      <style:paragraph-properties fo:margin-top="0cm" fo:margin-bottom="0cm" loext:contextual-spacing="false"/>
      <style:text-properties style:font-name="Courier New" officeooo:rsid="004f2670" officeooo:paragraph-rsid="004f2670"/>
    </style:style>
    <style:style style:name="P77" style:family="paragraph" style:parent-style-name="Body_20_Text_20_L25" style:list-style-name="">
      <style:paragraph-properties fo:margin-top="0cm" fo:margin-bottom="0cm" loext:contextual-spacing="false"/>
      <style:text-properties style:font-name="Courier New" officeooo:rsid="004f2670" officeooo:paragraph-rsid="004f2670"/>
    </style:style>
    <style:style style:name="P78" style:family="paragraph" style:parent-style-name="Body_20_Text_20_L25" style:list-style-name="">
      <style:paragraph-properties fo:margin-top="0cm" fo:margin-bottom="0cm" loext:contextual-spacing="false"/>
      <style:text-properties style:font-name="Courier New" fo:font-weight="bold" officeooo:rsid="009c4128" officeooo:paragraph-rsid="009c4128" style:font-weight-asian="bold" style:font-weight-complex="bold"/>
    </style:style>
    <style:style style:name="P79" style:family="paragraph" style:parent-style-name="Body_20_Text_20_L25" style:list-style-name="">
      <style:paragraph-properties fo:margin-top="0cm" fo:margin-bottom="0cm" loext:contextual-spacing="false"/>
      <style:text-properties style:font-name="Courier New" fo:font-weight="bold" officeooo:paragraph-rsid="0061b1ac" style:font-weight-asian="bold" style:font-weight-complex="bold"/>
    </style:style>
    <style:style style:name="P80" style:family="paragraph" style:parent-style-name="Body_20_Text_20_L25" style:list-style-name="">
      <style:paragraph-properties fo:margin-top="0cm" fo:margin-bottom="0cm" loext:contextual-spacing="false"/>
      <style:text-properties style:font-name="Courier New" officeooo:rsid="009f9201" officeooo:paragraph-rsid="009f9201"/>
    </style:style>
    <style:style style:name="P81" style:family="paragraph" style:parent-style-name="Body_20_Text_20_L25" style:list-style-name="">
      <style:paragraph-properties fo:margin-top="0cm" fo:margin-bottom="0cm" loext:contextual-spacing="false"/>
      <style:text-properties style:font-name="Courier New" officeooo:rsid="00a02a94" officeooo:paragraph-rsid="00a02a94"/>
    </style:style>
    <style:style style:name="P82" style:family="paragraph" style:parent-style-name="Body_20_Text_20_L25" style:list-style-name="">
      <style:paragraph-properties fo:margin-top="0cm" fo:margin-bottom="0cm" loext:contextual-spacing="false"/>
      <style:text-properties style:font-name="Courier New" officeooo:rsid="005a45fa" officeooo:paragraph-rsid="005a45fa"/>
    </style:style>
    <style:style style:name="P83" style:family="paragraph" style:parent-style-name="Body_20_Text_20_L25" style:list-style-name="">
      <style:paragraph-properties fo:margin-top="0cm" fo:margin-bottom="0cm" loext:contextual-spacing="false"/>
      <style:text-properties style:font-name="Courier New" officeooo:rsid="00a3cec7" officeooo:paragraph-rsid="00a3cec7"/>
    </style:style>
    <style:style style:name="P84" style:family="paragraph" style:parent-style-name="Body_20_Text_20_L25" style:list-style-name="">
      <style:paragraph-properties fo:margin-top="0cm" fo:margin-bottom="0cm" loext:contextual-spacing="false"/>
      <style:text-properties style:font-name="Courier New" officeooo:rsid="00610efd" officeooo:paragraph-rsid="00610efd"/>
    </style:style>
    <style:style style:name="P85" style:family="paragraph" style:parent-style-name="Body_20_Text_20_L25" style:list-style-name="">
      <style:paragraph-properties fo:margin-top="0cm" fo:margin-bottom="0cm" loext:contextual-spacing="false"/>
      <style:text-properties style:font-name="Courier New" officeooo:rsid="00610efd" officeooo:paragraph-rsid="00a1d679"/>
    </style:style>
    <style:style style:name="P86" style:family="paragraph" style:parent-style-name="Body_20_Text_20_L25" style:list-style-name="">
      <style:paragraph-properties fo:margin-top="0cm" fo:margin-bottom="0cm" loext:contextual-spacing="false"/>
      <style:text-properties style:font-name="Courier New" officeooo:paragraph-rsid="0061b1ac"/>
    </style:style>
    <style:style style:name="P87" style:family="paragraph" style:parent-style-name="Body_20_Text_20_L25" style:list-style-name="">
      <style:paragraph-properties fo:margin-top="0cm" fo:margin-bottom="0cm" loext:contextual-spacing="false"/>
      <style:text-properties style:font-name="Courier New" fo:font-weight="normal" officeooo:rsid="004f2670" officeooo:paragraph-rsid="004f2670" style:font-weight-asian="normal" style:font-weight-complex="normal"/>
    </style:style>
    <style:style style:name="P88" style:family="paragraph" style:parent-style-name="Body_20_Text_20_L25" style:list-style-name="">
      <style:paragraph-properties fo:margin-top="0cm" fo:margin-bottom="0cm" loext:contextual-spacing="false"/>
      <style:text-properties officeooo:paragraph-rsid="0042ff31"/>
    </style:style>
    <style:style style:name="P89" style:family="paragraph" style:parent-style-name="Body_20_Text_20_L25" style:list-style-name="">
      <style:paragraph-properties fo:margin-top="0cm" fo:margin-bottom="0cm" loext:contextual-spacing="false"/>
      <style:text-properties officeooo:rsid="009c4128" officeooo:paragraph-rsid="009db5b5"/>
    </style:style>
    <style:style style:name="P90" style:family="paragraph" style:parent-style-name="Body_20_Text_20_L25" style:list-style-name="">
      <style:paragraph-properties fo:margin-top="0cm" fo:margin-bottom="0cm" loext:contextual-spacing="false"/>
      <style:text-properties officeooo:rsid="005a45fa" officeooo:paragraph-rsid="005a45fa"/>
    </style:style>
    <style:style style:name="P91" style:family="paragraph" style:parent-style-name="Body_20_Text_20_L25">
      <style:paragraph-properties fo:margin-top="0cm" fo:margin-bottom="0cm" loext:contextual-spacing="false"/>
      <style:text-properties style:font-name="Arial1" officeooo:rsid="004e4b0a" officeooo:paragraph-rsid="004e4b0a"/>
    </style:style>
    <style:style style:name="P92" style:family="paragraph" style:parent-style-name="Body_20_Text_20_L25" style:list-style-name="">
      <style:paragraph-properties fo:margin-top="0cm" fo:margin-bottom="0cm" loext:contextual-spacing="false"/>
      <style:text-properties style:font-name="Arial1" officeooo:rsid="004e4b0a" officeooo:paragraph-rsid="00a6c5f6"/>
    </style:style>
    <style:style style:name="P93" style:family="paragraph" style:parent-style-name="Body_20_Text_20_L25">
      <style:paragraph-properties fo:margin-top="0cm" fo:margin-bottom="0cm" loext:contextual-spacing="false"/>
      <style:text-properties style:font-name="Arial1" officeooo:rsid="004e4b0a" officeooo:paragraph-rsid="00a6c5f6"/>
    </style:style>
    <style:style style:name="P94" style:family="paragraph" style:parent-style-name="Body_20_Text_20_L25" style:list-style-name="">
      <style:paragraph-properties fo:margin-top="0cm" fo:margin-bottom="0cm" loext:contextual-spacing="false"/>
      <style:text-properties style:font-name="Arial1" fo:font-weight="normal" officeooo:rsid="004e4b0a" officeooo:paragraph-rsid="00a6c5f6" style:font-weight-asian="normal" style:font-weight-complex="normal"/>
    </style:style>
    <style:style style:name="P95" style:family="paragraph" style:parent-style-name="Body_20_Text_20_L25" style:list-style-name="WWNum1">
      <style:paragraph-properties fo:padding="0cm" fo:border="none" style:shadow="none" style:writing-mode="lr-tb"/>
      <style:text-properties officeooo:rsid="003acf3e" officeooo:paragraph-rsid="003acf3e"/>
    </style:style>
    <style:style style:name="P96" style:family="paragraph" style:parent-style-name="Body_20_Text_20_L25" style:list-style-name="WWNum1">
      <style:paragraph-properties fo:padding="0cm" fo:border="none" style:shadow="none" style:writing-mode="lr-tb"/>
      <style:text-properties officeooo:rsid="0093db96" officeooo:paragraph-rsid="0093db96"/>
    </style:style>
    <style:style style:name="P97" style:family="paragraph" style:parent-style-name="Body_20_Text_20_L25" style:list-style-name="">
      <style:paragraph-properties fo:margin-left="0cm" fo:margin-right="0cm" fo:margin-top="0cm" fo:margin-bottom="0cm" loext:contextual-spacing="false" fo:text-indent="0cm" style:auto-text-indent="false"/>
      <style:text-properties style:font-name="Courier New" officeooo:rsid="0042ff31" officeooo:paragraph-rsid="0042ff31"/>
    </style:style>
    <style:style style:name="P98" style:family="paragraph" style:parent-style-name="Body_20_Text_20_L25_20_Bold" style:list-style-name="WWNum1"/>
    <style:style style:name="P99" style:family="paragraph" style:parent-style-name="Body_20_Text_20_L25_20_Bold" style:list-style-name="WWNum1">
      <style:text-properties officeooo:rsid="004e4b0a" officeooo:paragraph-rsid="004e4b0a"/>
    </style:style>
    <style:style style:name="P100" style:family="paragraph" style:parent-style-name="Body_20_Text_20_L25_20_Bold" style:list-style-name="WWNum1">
      <style:text-properties officeooo:rsid="001fcab9" officeooo:paragraph-rsid="001fcab9"/>
    </style:style>
    <style:style style:name="P101" style:family="paragraph" style:parent-style-name="Part_20_Head" style:list-style-name="WWNum2"/>
    <style:style style:name="P102" style:family="paragraph" style:parent-style-name="Part_20_Head" style:list-style-name="WWNum2">
      <style:text-properties officeooo:rsid="004fd584" officeooo:paragraph-rsid="004fd584"/>
    </style:style>
    <style:style style:name="P103" style:family="paragraph" style:parent-style-name="Step_20_Head" style:list-style-name="WWNum2">
      <style:text-properties officeooo:paragraph-rsid="00394254"/>
    </style:style>
    <style:style style:name="P104" style:family="paragraph" style:parent-style-name="Step_20_Head" style:list-style-name="WWNum2">
      <style:text-properties officeooo:paragraph-rsid="004cb9a6"/>
    </style:style>
    <style:style style:name="P105" style:family="paragraph" style:parent-style-name="Step_20_Head" style:list-style-name="WWNum2">
      <style:text-properties officeooo:rsid="003faaad" officeooo:paragraph-rsid="003faaad"/>
    </style:style>
    <style:style style:name="P106" style:family="paragraph" style:parent-style-name="Step_20_Head" style:list-style-name="WWNum2">
      <style:text-properties officeooo:rsid="003daf5c" officeooo:paragraph-rsid="003daf5c"/>
    </style:style>
    <style:style style:name="P107" style:family="paragraph" style:parent-style-name="Step_20_Head" style:list-style-name="WWNum2">
      <style:text-properties officeooo:rsid="00460fcc" officeooo:paragraph-rsid="00460fcc"/>
    </style:style>
    <style:style style:name="P108" style:family="paragraph" style:parent-style-name="Step_20_Head" style:list-style-name="WWNum2">
      <style:text-properties officeooo:rsid="004984b5" officeooo:paragraph-rsid="004c72f7"/>
    </style:style>
    <style:style style:name="P109" style:family="paragraph" style:parent-style-name="Step_20_Head" style:list-style-name="WWNum2">
      <style:text-properties officeooo:rsid="004e4b0a" officeooo:paragraph-rsid="004e4b0a"/>
    </style:style>
    <style:style style:name="P110" style:family="paragraph" style:parent-style-name="Step_20_Head" style:list-style-name="WWNum2">
      <style:text-properties officeooo:rsid="004e4b0a" officeooo:paragraph-rsid="004f2670"/>
    </style:style>
    <style:style style:name="P111" style:family="paragraph" style:parent-style-name="Step_20_Head" style:list-style-name="WWNum2">
      <style:text-properties officeooo:rsid="004e4b0a" officeooo:paragraph-rsid="00610efd"/>
    </style:style>
    <style:style style:name="P112" style:family="paragraph" style:parent-style-name="Step_20_Head" style:list-style-name="WWNum2">
      <style:text-properties officeooo:rsid="004e4b0a" officeooo:paragraph-rsid="0061b1ac"/>
    </style:style>
    <style:style style:name="P113" style:family="paragraph" style:parent-style-name="Step_20_Head" style:list-style-name="WWNum2">
      <style:text-properties officeooo:rsid="00510e46" officeooo:paragraph-rsid="00510e46"/>
    </style:style>
    <style:style style:name="P114" style:family="paragraph" style:parent-style-name="Step_20_Head" style:list-style-name="WWNum2">
      <style:text-properties officeooo:rsid="00510e46" officeooo:paragraph-rsid="0055fbc2"/>
    </style:style>
    <style:style style:name="T1" style:family="text">
      <style:text-properties officeooo:rsid="001cdfa5"/>
    </style:style>
    <style:style style:name="T2" style:family="text">
      <style:text-properties officeooo:rsid="001fcab9"/>
    </style:style>
    <style:style style:name="T3" style:family="text">
      <style:text-properties fo:font-style="italic" style:font-style-asian="italic" style:font-style-complex="italic"/>
    </style:style>
    <style:style style:name="T4" style:family="text">
      <style:text-properties fo:font-style="italic" officeooo:rsid="003acf3e" style:font-style-asian="italic" style:font-style-complex="italic"/>
    </style:style>
    <style:style style:name="T5" style:family="text">
      <style:text-properties fo:font-style="italic" officeooo:rsid="0042d34d" style:font-style-asian="italic" style:font-style-complex="italic"/>
    </style:style>
    <style:style style:name="T6" style:family="text">
      <style:text-properties fo:font-style="italic" officeooo:rsid="004984b5" style:font-style-asian="italic" style:font-style-complex="italic"/>
    </style:style>
    <style:style style:name="T7" style:family="text">
      <style:text-properties fo:font-style="italic" officeooo:rsid="004a375b" style:font-style-asian="italic" style:font-style-complex="italic"/>
    </style:style>
    <style:style style:name="T8" style:family="text">
      <style:text-properties fo:font-style="italic" officeooo:rsid="004fd584" style:font-style-asian="italic" style:font-style-complex="italic"/>
    </style:style>
    <style:style style:name="T9" style:family="text">
      <style:text-properties fo:font-style="italic" officeooo:rsid="00510e46" style:font-style-asian="italic" style:font-style-complex="italic"/>
    </style:style>
    <style:style style:name="T10" style:family="text">
      <style:text-properties fo:font-style="italic" officeooo:rsid="00561fb9" style:font-style-asian="italic" style:font-style-complex="italic"/>
    </style:style>
    <style:style style:name="T11" style:family="text">
      <style:text-properties fo:font-style="italic" officeooo:rsid="005ed61b" style:font-style-asian="italic" style:font-style-complex="italic"/>
    </style:style>
    <style:style style:name="T12" style:family="text">
      <style:text-properties fo:font-style="italic" officeooo:rsid="00738fd3" style:font-style-asian="italic" style:font-style-complex="italic"/>
    </style:style>
    <style:style style:name="T13" style:family="text">
      <style:text-properties officeooo:rsid="0028c56f"/>
    </style:style>
    <style:style style:name="T14" style:family="text">
      <style:text-properties fo:font-weight="bold" style:font-weight-asian="bold" style:font-weight-complex="bold"/>
    </style:style>
    <style:style style:name="T15" style:family="text">
      <style:text-properties fo:font-weight="bold" officeooo:rsid="0042d34d" style:font-weight-asian="bold" style:font-weight-complex="bold"/>
    </style:style>
    <style:style style:name="T16" style:family="text">
      <style:text-properties fo:font-weight="bold" officeooo:rsid="0048b8eb" style:font-weight-asian="bold" style:font-weight-complex="bold"/>
    </style:style>
    <style:style style:name="T17" style:family="text">
      <style:text-properties fo:font-weight="bold" officeooo:rsid="004e4b0a" style:font-weight-asian="bold" style:font-weight-complex="bold"/>
    </style:style>
    <style:style style:name="T18" style:family="text">
      <style:text-properties fo:font-weight="bold" officeooo:rsid="00510e46" style:font-weight-asian="bold" style:font-weight-complex="bold"/>
    </style:style>
    <style:style style:name="T19" style:family="text">
      <style:text-properties fo:font-weight="bold" officeooo:rsid="0055fbc2" style:font-weight-asian="bold" style:font-weight-complex="bold"/>
    </style:style>
    <style:style style:name="T20" style:family="text">
      <style:text-properties fo:font-weight="bold" officeooo:rsid="00561fb9" style:font-weight-asian="bold" style:font-weight-complex="bold"/>
    </style:style>
    <style:style style:name="T21" style:family="text">
      <style:text-properties fo:font-weight="bold" officeooo:rsid="0058c86b" style:font-weight-asian="bold" style:font-weight-complex="bold"/>
    </style:style>
    <style:style style:name="T22" style:family="text">
      <style:text-properties fo:font-weight="bold" officeooo:rsid="005ed61b" style:font-weight-asian="bold" style:font-weight-complex="bold"/>
    </style:style>
    <style:style style:name="T23" style:family="text">
      <style:text-properties fo:font-weight="bold" officeooo:rsid="005a45fa" style:font-weight-asian="bold" style:font-weight-complex="bold"/>
    </style:style>
    <style:style style:name="T24" style:family="text">
      <style:text-properties fo:font-weight="bold" officeooo:rsid="00610efd" style:font-weight-asian="bold" style:font-weight-complex="bold"/>
    </style:style>
    <style:style style:name="T25" style:family="text">
      <style:text-properties fo:font-weight="bold" officeooo:rsid="009c4128" style:font-weight-asian="bold" style:font-weight-complex="bold"/>
    </style:style>
    <style:style style:name="T26" style:family="text">
      <style:text-properties officeooo:rsid="0032980e"/>
    </style:style>
    <style:style style:name="T27" style:family="text">
      <style:text-properties officeooo:rsid="0035bd3d"/>
    </style:style>
    <style:style style:name="T28" style:family="text">
      <style:text-properties officeooo:rsid="00394254"/>
    </style:style>
    <style:style style:name="T29" style:family="text">
      <style:text-properties officeooo:rsid="003acf3e"/>
    </style:style>
    <style:style style:name="T30" style:family="text">
      <style:text-properties officeooo:rsid="003c6bd9"/>
    </style:style>
    <style:style style:name="T31" style:family="text">
      <style:text-properties officeooo:rsid="003faaad"/>
    </style:style>
    <style:style style:name="T32" style:family="text">
      <style:text-properties officeooo:rsid="0042d34d"/>
    </style:style>
    <style:style style:name="T33" style:family="text">
      <style:text-properties officeooo:rsid="00449eb8"/>
    </style:style>
    <style:style style:name="T34" style:family="text">
      <style:text-properties officeooo:rsid="004796a4"/>
    </style:style>
    <style:style style:name="T35" style:family="text">
      <style:text-properties officeooo:rsid="0048b8eb"/>
    </style:style>
    <style:style style:name="T36" style:family="text">
      <style:text-properties officeooo:rsid="004984b5"/>
    </style:style>
    <style:style style:name="T37" style:family="text">
      <style:text-properties officeooo:rsid="004a375b"/>
    </style:style>
    <style:style style:name="T38" style:family="text">
      <style:text-properties officeooo:rsid="004bf29b"/>
    </style:style>
    <style:style style:name="T39" style:family="text">
      <style:text-properties officeooo:rsid="004c72f7"/>
    </style:style>
    <style:style style:name="T40" style:family="text">
      <style:text-properties officeooo:rsid="004cb9a6"/>
    </style:style>
    <style:style style:name="T41" style:family="text">
      <style:text-properties officeooo:rsid="004e4b0a"/>
    </style:style>
    <style:style style:name="T42" style:family="text">
      <style:text-properties officeooo:rsid="004f2670"/>
    </style:style>
    <style:style style:name="T43" style:family="text">
      <style:text-properties officeooo:rsid="004fd584"/>
    </style:style>
    <style:style style:name="T44" style:family="text">
      <style:text-properties officeooo:rsid="00510e46"/>
    </style:style>
    <style:style style:name="T45" style:family="text">
      <style:text-properties officeooo:rsid="00522939"/>
    </style:style>
    <style:style style:name="T46" style:family="text">
      <style:text-properties officeooo:rsid="005420be"/>
    </style:style>
    <style:style style:name="T47" style:family="text">
      <style:text-properties officeooo:rsid="005424cd"/>
    </style:style>
    <style:style style:name="T48" style:family="text">
      <style:text-properties officeooo:rsid="0055fbc2"/>
    </style:style>
    <style:style style:name="T49" style:family="text">
      <style:text-properties officeooo:rsid="00561fb9"/>
    </style:style>
    <style:style style:name="T50" style:family="text">
      <style:text-properties officeooo:rsid="00566607"/>
    </style:style>
    <style:style style:name="T51" style:family="text">
      <style:text-properties officeooo:rsid="0058c86b"/>
    </style:style>
    <style:style style:name="T52" style:family="text">
      <style:text-properties officeooo:rsid="005a45fa"/>
    </style:style>
    <style:style style:name="T53" style:family="text">
      <style:text-properties officeooo:rsid="005bcb2e"/>
    </style:style>
    <style:style style:name="T54" style:family="text">
      <style:text-properties officeooo:rsid="005c1063"/>
    </style:style>
    <style:style style:name="T55" style:family="text">
      <style:text-properties officeooo:rsid="005de24c"/>
    </style:style>
    <style:style style:name="T56" style:family="text">
      <style:text-properties officeooo:rsid="005ed61b"/>
    </style:style>
    <style:style style:name="T57" style:family="text">
      <style:text-properties officeooo:rsid="00610efd"/>
    </style:style>
    <style:style style:name="T58" style:family="text">
      <style:text-properties officeooo:rsid="0061343a"/>
    </style:style>
    <style:style style:name="T59" style:family="text">
      <style:text-properties officeooo:rsid="0061b1ac"/>
    </style:style>
    <style:style style:name="T60" style:family="text">
      <style:text-properties officeooo:rsid="0062435d"/>
    </style:style>
    <style:style style:name="T61" style:family="text">
      <style:text-properties officeooo:rsid="0064ce0a"/>
    </style:style>
    <style:style style:name="T62" style:family="text">
      <style:text-properties officeooo:rsid="006e41af"/>
    </style:style>
    <style:style style:name="T63" style:family="text">
      <style:text-properties officeooo:rsid="00738fd3"/>
    </style:style>
    <style:style style:name="T64" style:family="text">
      <style:text-properties officeooo:rsid="007680bf"/>
    </style:style>
    <style:style style:name="T65" style:family="text">
      <style:text-properties officeooo:rsid="0077c000"/>
    </style:style>
    <style:style style:name="T66" style:family="text">
      <style:text-properties officeooo:rsid="00786494"/>
    </style:style>
    <style:style style:name="T67" style:family="text">
      <style:text-properties officeooo:rsid="0079940f"/>
    </style:style>
    <style:style style:name="T68" style:family="text">
      <style:text-properties officeooo:rsid="007ab4e6"/>
    </style:style>
    <style:style style:name="T69" style:family="text">
      <style:text-properties officeooo:rsid="008accb2"/>
    </style:style>
    <style:style style:name="T70" style:family="text">
      <style:text-properties officeooo:rsid="008f5494"/>
    </style:style>
    <style:style style:name="T71" style:family="text">
      <style:text-properties officeooo:rsid="00933cff"/>
    </style:style>
    <style:style style:name="T72" style:family="text">
      <style:text-properties style:font-name="Courier New" fo:font-weight="bold" style:font-weight-asian="bold" style:font-weight-complex="bold"/>
    </style:style>
    <style:style style:name="T73" style:family="text">
      <style:text-properties officeooo:rsid="0093db96"/>
    </style:style>
    <style:style style:name="T74" style:family="text">
      <style:text-properties officeooo:rsid="0094cb42"/>
    </style:style>
    <style:style style:name="T75" style:family="text">
      <style:text-properties officeooo:rsid="0095e1c2"/>
    </style:style>
    <style:style style:name="T76" style:family="text">
      <style:text-properties fo:font-size="10pt" style:font-size-asian="10pt"/>
    </style:style>
    <style:style style:name="T77" style:family="text">
      <style:text-properties fo:font-size="10pt" officeooo:rsid="0095e1c2" style:font-size-asian="10pt"/>
    </style:style>
    <style:style style:name="T78" style:family="text">
      <style:text-properties fo:font-size="10pt" officeooo:rsid="0096bc37" style:font-size-asian="10pt"/>
    </style:style>
    <style:style style:name="T79" style:family="text">
      <style:text-properties fo:font-size="10pt" officeooo:rsid="0098d67e" style:font-size-asian="10pt"/>
    </style:style>
    <style:style style:name="T80" style:family="text">
      <style:text-properties officeooo:rsid="0096bc37"/>
    </style:style>
    <style:style style:name="T81" style:family="text">
      <style:text-properties officeooo:rsid="0097fc98"/>
    </style:style>
    <style:style style:name="T82" style:family="text">
      <style:text-properties fo:font-weight="normal" style:font-weight-asian="normal" style:font-weight-complex="normal"/>
    </style:style>
    <style:style style:name="T83" style:family="text">
      <style:text-properties style:font-name="Courier New"/>
    </style:style>
    <style:style style:name="T84" style:family="text">
      <style:text-properties style:font-name="Courier New" fo:font-weight="bold" style:font-weight-asian="bold" style:font-weight-complex="bold"/>
    </style:style>
    <style:style style:name="T85" style:family="text">
      <style:text-properties style:font-name="Courier New"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utor <text:span text:style-name="T1">(</text:span><text:span text:style-name="T71">Michał</text:span><text:span text:style-name="T1">, </text:span><text:span text:style-name="T71">Gebel</text:span><text:span text:style-name="T1">, </text:span><text:span text:style-name="T71">229879</text:span><text:span text:style-name="T1">)</text:span>: </text:p>
      <text:p text:style-name="Standard">Data: <text:span text:style-name="T71">24.10.2020r.</text:span></text:p>
      <text:p text:style-name="P5">Przedmiot: <text:span text:style-name="T69">Podstawy sieci komputerowych</text:span></text:p>
      <text:p text:style-name="P5"/>
      <text:p text:style-name="P4"/>
      <text:p text:style-name="Lab_20_Title">Zadanie: <text:span text:style-name="T70">Konfiguracja podstawowa i testowanie sieci</text:span></text:p>
      <text:p text:style-name="P6">Cele:</text:p>
      <text:list xml:id="list351625076" text:style-name="WWNum1">
        <text:list-item>
          <text:p text:style-name="P98">Konfiguracja sieciowa stacji roboczej z systemem operacyjnym Windows</text:p>
        </text:list-item>
        <text:list-item>
          <text:p text:style-name="P98">Konfiguracja sieciowa stacji roboczej z systemem operacyjnym Linux</text:p>
        </text:list-item>
        <text:list-item>
          <text:p text:style-name="P98">Testowanie łączności <text:span text:style-name="T38">pomiędzy hostami w sieci IP</text:span></text:p>
        </text:list-item>
        <text:list-item>
          <text:p text:style-name="P99">Kontrola ustawień zapory sieciowej (<text:span text:style-name="T3">firewall</text:span>) <text:span text:style-name="T42">na stacji roboczej z systemem Windows</text:span></text:p>
        </text:list-item>
        <text:list-item>
          <text:p text:style-name="P100">Wyznaczanie tras pakietów w sieci <text:span text:style-name="T61">IP</text:span></text:p>
        </text:list-item>
      </text:list>
      <text:p text:style-name="Lab_20_Section">Opis środowiska laboratoryjnego</text:p>
      <text:p text:style-name="P11">Aby możliwa była pełna kontrola konfiguracji sieciowej stacji roboczych, zadanie wykonywane jest przy wykorzystaniu maszyn wirtualnych, na których zainstalowany jest odpowiedni system operacyjny – Windows 10 lub Linux <text:span text:style-name="T35">(dystrybucja Fedora)</text:span>. W obu przypadkach <text:span text:style-name="T62">użytkownik ma</text:span> możliwość działania z poziomu konta administratora (w systemie Linux określanego jako root). Maszyny wirtualne działają w środowisku wirtualizacji tworzonym przez program VirtualBox, zainstalowany w systemie operacyjnym maszyny fizycznej (czyli po prostu komputera) –<text:span text:style-name="T27"> a więc w tzw. systemie gospodarza. W tym przypadku system operacyjny zainstalowany w maszynie wirtualnej (Windows lub Linux) jest więc systemem gościa.</text:span></text:p>
      <text:p text:style-name="P12"><text:span text:style-name="T27">Przynajmniej jeden z i</text:span>nterfejs<text:span text:style-name="T27">ów</text:span> sieciowy<text:span text:style-name="T27">ch</text:span> <text:span text:style-name="T26">maszyny wirtualnej </text:span>działa w <text:span text:style-name="T27">tzw. </text:span>trybie zmostkowanym (<text:span text:style-name="T3">bridged</text:span>) z fizyczną kartą sieciową systemu gospodarza. <text:span text:style-name="T27">Oznacza to, że interfejs ten zachowuje się tak, jakby był bezpośrednio podłączony do sieci lokalnej</text:span> – <text:span text:style-name="T27">z punktu widzenia komunikacji sieciowej taką </text:span>maszyn<text:span text:style-name="T27">ę</text:span> wirtualn<text:span text:style-name="T27">ą można traktować identycznie jak maszyny fizyczne (komputery) podłączone do tej sieci</text:span>.</text:p>
      <text:p text:style-name="P13">Obie maszyny wirtualne mogą być zlokalizowane na tej samej maszynie fizycznej (komputerze) lub też na różnych, podłączonych do tej samej sieci lokalnej.</text:p>
      <text:list xml:id="list603506062" text:style-name="WWNum2">
        <text:list-item>
          <text:h text:style-name="P101" text:outline-level="1">Konfiguracja <text:span text:style-name="T2">sieciowa </text:span>stacji roboczej z systemem operacyjnym Windows</text:h>
        </text:list-item>
      </text:list>
      <text:p text:style-name="P8">Część 1 zadania polega na weryfikacji konfiguracji sieciowej stacji roboczej z systemem operacyjnym Windows 10 oraz <text:span text:style-name="T28">zweryfikowaniu działania </text:span>dynamicznego przydziału tej konfiguracji <text:span text:style-name="T28">za pomocą protokołu</text:span> DHCP.</text:p>
      <text:list xml:id="list190458466651050" text:continue-numbering="true" text:style-name="WWNum2">
        <text:list-item>
          <text:list>
            <text:list-item>
              <text:p text:style-name="P103"><text:span text:style-name="T40">Weryfikacja</text:span> <text:span text:style-name="T39">podstawowej </text:span>konfiguracj<text:span text:style-name="T40">i</text:span> sieciow<text:span text:style-name="T40">ej</text:span> stacji roboczej <text:span text:style-name="T34">z systemem </text:span>Windows</text:p>
            </text:list-item>
          </text:list>
        </text:list-item>
      </text:list>
      <text:p text:style-name="P14">Uruchom interfejs wiersza poleceń (polecenie <text:span text:style-name="T14">cmd</text:span>) systemu Windows. <text:span text:style-name="T31">Wydaj</text:span> poleceni<text:span text:style-name="T31">e</text:span> <text:span text:style-name="T14">ipconfig</text:span> <text:span text:style-name="T31">i dla interfejsu odpowiadającego interfejsowi maszyny wirtualnej zmostkowanemu z kartą fizyczną komputera </text:span>odczytaj następujące parametry:</text:p>
      <text:list xml:id="list190459412919142" text:continue-list="list351625076" text:style-name="WWNum1">
        <text:list-item>
          <text:p text:style-name="P16"><text:span text:style-name="T36">adres</text:span> IP<text:span text:style-name="T29">v4</text:span></text:p>
        </text:list-item>
        <text:list-item>
          <text:p text:style-name="P16"><text:span text:style-name="T29">maskę podsieci (</text:span><text:span text:style-name="T4">subnet mask</text:span><text:span text:style-name="T29">)</text:span></text:p>
        </text:list-item>
        <text:list-item>
          <text:p text:style-name="P19"><text:soft-page-break/><text:span text:style-name="T36">adres </text:span>bram<text:span text:style-name="T36">y</text:span> domyśln<text:span text:style-name="T36">ej</text:span> (<text:span text:style-name="T3">default gateway</text:span>)</text:p>
        </text:list-item>
      </text:list>
      <text:p text:style-name="P67">C:\Users\Michal&gt;ipconfig</text:p>
      <text:p text:style-name="P67"/>
      <text:p text:style-name="P67">Windows IP Configuration</text:p>
      <text:p text:style-name="P67"/>
      <text:p text:style-name="P67"/>
      <text:p text:style-name="P67">Ethernet adapter Ethernet:</text:p>
      <text:p text:style-name="P67"/>
      <text:p text:style-name="P67"><text:s text:c="3"/>Media State . . . . . . . . . . . : Media disconnected</text:p>
      <text:p text:style-name="P67"><text:s text:c="3"/>Connection-specific DNS Suffix <text:s/>. :</text:p>
      <text:p text:style-name="P67"/>
      <text:p text:style-name="P67">Ethernet adapter VirtualBox Host-Only Network:</text:p>
      <text:p text:style-name="P67"/>
      <text:p text:style-name="P67"><text:s text:c="3"/>Connection-specific DNS Suffix <text:s/>. :</text:p>
      <text:p text:style-name="P67"><text:s text:c="3"/>Link-local IPv6 Address . . . . . : fe80::cd3c:84bc:9b55:523c%4</text:p>
      <text:p text:style-name="P67"><text:s text:c="3"/>IPv4 Address. . . . . . . . . . . : 192.168.56.1</text:p>
      <text:p text:style-name="P67"><text:s text:c="3"/>Subnet Mask . . . . . . . . . . . : 255.255.255.0</text:p>
      <text:p text:style-name="P67"><text:s text:c="3"/>Default Gateway . . . . . . . . . :</text:p>
      <text:p text:style-name="P67"/>
      <text:p text:style-name="P67">Wireless LAN adapter Połączenie lokalne* 1:</text:p>
      <text:p text:style-name="P67"/>
      <text:p text:style-name="P67"><text:s text:c="3"/>Media State . . . . . . . . . . . : Media disconnected</text:p>
      <text:p text:style-name="P67"><text:s text:c="3"/>Connection-specific DNS Suffix <text:s/>. :</text:p>
      <text:p text:style-name="P67"/>
      <text:p text:style-name="P67">Wireless LAN adapter Połączenie lokalne* 2:</text:p>
      <text:p text:style-name="P67"/>
      <text:p text:style-name="P67"><text:s text:c="3"/>Media State . . . . . . . . . . . : Media disconnected</text:p>
      <text:p text:style-name="P67"><text:s text:c="3"/>Connection-specific DNS Suffix <text:s/>. :</text:p>
      <text:p text:style-name="P67"/>
      <text:p text:style-name="P67">Wireless LAN adapter Wi-Fi:</text:p>
      <text:p text:style-name="P67"/>
      <text:p text:style-name="P67"><text:s text:c="3"/>Connection-specific DNS Suffix <text:s/>. :</text:p>
      <text:p text:style-name="P67"><text:s text:c="3"/>Link-local IPv6 Address . . . . . : fe80::9465:a3b3:10be:bd%11</text:p>
      <text:p text:style-name="P67"><text:s text:c="3"/><text:span text:style-name="T14">IPv4 Address. . . . . . . . . . . : 192.168.0.2</text:span></text:p>
      <text:p text:style-name="P67"><text:s text:c="3"/><text:span text:style-name="T14">Subnet Mask . . . . . . . . . . . : 255.255.255.0</text:span></text:p>
      <text:p text:style-name="P67"><text:s text:c="3"/><text:span text:style-name="T14">Default Gateway . . . . . . . . . : 192.168.0.1</text:span></text:p>
      <text:p text:style-name="P22"/>
      <text:p text:style-name="P22">Odpowiedz na następujące pytania:</text:p>
      <text:list xml:id="list190458608980594" text:continue-numbering="true" text:style-name="WWNum1">
        <text:list-item>
          <text:p text:style-name="P19">Co to jest adres IP i jaka jest jego rola w sieci IP? Co by było, gdyby w danej sieci były dwa interfejsy sieciowe o tym samym numerze IP?</text:p>
          <text:p text:style-name="P25">Adres IP to liczba 32 bitowa określająca adres logiczny interfejsu siecioweg<text:span text:style-name="T73">o. Jego zadaniem jest określenie adresu umożliwiającego połączenie z siecią i komunikację z nią. Sytuacja w której dwa interfejsy sieciowe mają ten sam adres IP doprowadzi do niedopuszczalnego konfliktu, który uniemożliwia poprawne przesyłanie pakietów sieciowych.</text:span></text:p>
        </text:list-item>
        <text:list-item>
          <text:p text:style-name="P19">Co to jest maska podsieci (zwana również maską sieciową)? Na podstawie adresu IP oraz maski sieciowej komputer lub router wyznacza adres sieci, do której należy dany adres – w jaki sposób wykonywane jest to obliczenie?</text:p>
          <text:p text:style-name="P27">Maska podsieci wyodrębnia w adresie IP część adresu podsieci oraz adresu hosta tej podsieci. Żeby znaleźć adres sieci zamienia się na postać binarną oraz wykonuje się koniunkcję logiczną (AND) adresu IP i maski podsieci.</text:p>
          <text:p text:style-name="P28">IP : 192.168.0.2 == 11000000.10101000.00000000.00000010</text:p>
          <text:p text:style-name="P28">Maska podsieci : 255.255.255.0 == 11111111.11111111.11111111.00000000</text:p>
          <text:p text:style-name="P28"><text:soft-page-break/>Adres sieci = 11000000.10101000.0000000000.00000000 ==192.168.0.0</text:p>
        </text:list-item>
        <text:list-item>
          <text:p text:style-name="P95">Co to jest brama domyślna <text:span text:style-name="T63">(</text:span><text:span text:style-name="T12">default gateway</text:span><text:span text:style-name="T63">)</text:span> i do czego służy? Czy w przypadku braku skonfigurowanej bramy domyślnej możliwa jest komunikacja w sieci? <text:span text:style-name="T30">Rozpatrz dwa przypadki: komunikację pomiędzy hostami w tej samej sieci (np. pomiędzy dwoma komputerami w tej samej sieci lokalnej) i komunikację pomiędzy hostami w różnych sieciach (np. pomiędzy komputerem w sieci lokalnej a jakimś serwerem w Internecie).</text:span></text:p>
          <text:p text:style-name="P96">Brama domyślna to router, do którego wysyłane są pakiety przez urządzenia w sieci LAN, dzięki której mogą być wysyłane poza sieć lokalną.</text:p>
          <text:p text:style-name="P96">Komunikacja między dwoma hostami w tej samej sieci jest możliwa bez skonfigurowanej bramy, natomiast komunikacja między hostami w różnych sieciach nie.</text:p>
        </text:list-item>
      </text:list>
      <text:p text:style-name="P26"/>
      <text:list xml:id="list190460072686109" text:continue-list="list190458466651050" text:style-name="WWNum2">
        <text:list-item>
          <text:list>
            <text:list-item>
              <text:p text:style-name="P105">Wyświetlenie szczegółowych informacji dotyczących interfejsu sieciowego</text:p>
            </text:list-item>
          </text:list>
        </text:list-item>
      </text:list>
      <text:p text:style-name="P29">Wyświetl szczegółowe informacje dotyczące konfiguracji sieciowej za pomocą polecenia <text:span text:style-name="T14">ipconfig /all</text:span>. <text:span text:style-name="T32">Zwróć uwagę na parametr </text:span><text:span text:style-name="T15">DHCP Enabled</text:span><text:span text:style-name="T32">: wartość </text:span><text:span text:style-name="T15">Yes</text:span><text:span text:style-name="T32"> oznacza, że na interfejsie uruchamiany jest klient protokołu </text:span><text:span text:style-name="T15">DHCP</text:span><text:span text:style-name="T32"> (</text:span><text:span text:style-name="T5">Dynamic Host Configuration Protocol</text:span><text:span text:style-name="T32">), który wysyła do sieci żądanie przydziału parametrów konfiguracyjnych. Jeśli w sieci działa </text:span><text:span text:style-name="T15">serwer DHCP</text:span><text:span text:style-name="T32">, przydziela klientowi odpowiednie parametry „dynamicznie”. To dlatego połączenie sieciowe (przeważnie) działa bez konieczności ingerencji ze strony użytkownika, umożliwiając łatwe korzystanie z sieci także użytkownikom nie posiadającym wiedzy technicznej.</text:span></text:p>
      <text:p text:style-name="P30">Zwróć uwagę, że polecenie <text:span text:style-name="T14">ipconfig /all</text:span> wyświetla również adres serwera DHCP. Ponadto wyświetlane są inne ważne parametry, np. adresy IP serwerów DNS, z których aktualnie korzysta stacja robocza. To dzięki nim w komunikacji sieciowej <text:span text:style-name="T64">można</text:span> posługiwać się tzw. nazwami domenowymi <text:span text:style-name="T65">(np. www.p.lodz.pl)</text:span>, które dla ludzi są znacznie wygodniejsze <text:span text:style-name="T66">i łatwiejsze do zapamiętania </text:span>niż <text:span text:style-name="T45">adresy</text:span> IP.</text:p>
      <text:p text:style-name="P68">C:\Users\Michal&gt;ipconfig/all</text:p>
      <text:p text:style-name="P68">Windows IP Configuration</text:p>
      <text:p text:style-name="P68"><text:s text:c="3"/>Host Name . . . . . . . . . . . . : DESKTOP-EKJ3QR1</text:p>
      <text:p text:style-name="P68"><text:s text:c="3"/>Primary Dns Suffix <text:s/>. . . . . . . :</text:p>
      <text:p text:style-name="P68"><text:s text:c="3"/>Node Type . . . . . . . . . . . . : Hybrid</text:p>
      <text:p text:style-name="P68"><text:s text:c="3"/>IP Routing Enabled. . . . . . . . : No</text:p>
      <text:p text:style-name="P68"><text:s text:c="3"/>WINS Proxy Enabled. . . . . . . . : No</text:p>
      <text:p text:style-name="P68">Ethernet adapter Ethernet:</text:p>
      <text:p text:style-name="P68"><text:s text:c="3"/>Media State . . . . . . . . . . . : Media disconnected</text:p>
      <text:p text:style-name="P68"><text:s text:c="3"/>Connection-specific DNS Suffix <text:s/>. :</text:p>
      <text:p text:style-name="P68"><text:s text:c="3"/>Description . . . . . . . . . . . : Realtek PCIe GbE Family Controller</text:p>
      <text:p text:style-name="P68"><text:s text:c="3"/>Physical Address. . . . . . . . . : 98-FA-9B-6B-6B-4D</text:p>
      <text:p text:style-name="P68"><text:s text:c="3"/>DHCP Enabled. . . . . . . . . . . : Yes</text:p>
      <text:p text:style-name="P68"><text:s text:c="3"/>Autoconfiguration Enabled . . . . : Yes</text:p>
      <text:p text:style-name="P68">Ethernet adapter VirtualBox Host-Only Network:</text:p>
      <text:p text:style-name="P68"><text:s text:c="3"/>Connection-specific DNS Suffix <text:s/>. :</text:p>
      <text:p text:style-name="P68"><text:s text:c="3"/>Description . . . . . . . . . . . : VirtualBox Host-Only Ethernet Adapter</text:p>
      <text:p text:style-name="P68"><text:s text:c="3"/>Physical Address. . . . . . . . . : 0A-00-27-00-00-04</text:p>
      <text:p text:style-name="P68"><text:s text:c="3"/>DHCP Enabled. . . . . . . . . . . : No</text:p>
      <text:p text:style-name="P68"><text:s text:c="3"/>Autoconfiguration Enabled . . . . : Yes</text:p>
      <text:p text:style-name="P68"><text:s text:c="3"/>Link-local IPv6 Address . . . . . : fe80::cd3c:84bc:9b55:523c%4(Preferred)</text:p>
      <text:p text:style-name="P68"><text:s text:c="3"/>IPv4 Address. . . . . . . . . . . : 192.168.56.1(Preferred)</text:p>
      <text:p text:style-name="P68"><text:s text:c="3"/>Subnet Mask . . . . . . . . . . . : 255.255.255.0</text:p>
      <text:p text:style-name="P68"><text:s text:c="3"/>Default Gateway . . . . . . . . . :</text:p>
      <text:p text:style-name="P68"><text:s text:c="3"/>DHCPv6 IAID . . . . . . . . . . . : 688521255</text:p>
      <text:p text:style-name="P68"><text:s text:c="3"/>DHCPv6 Client DUID. . . . . . . . : 00-01-00-01-25-44-FD-6B-98-FA-9B-6B-6B-4D</text:p>
      <text:p text:style-name="P68"><text:s text:c="3"/>DNS Servers . . . . . . . . . . . : fec0:0:0:ffff::1%1</text:p>
      <text:p text:style-name="P68"><text:s text:c="39"/>fec0:0:0:ffff::2%1</text:p>
      <text:p text:style-name="P68"><text:s text:c="39"/>fec0:0:0:ffff::3%1</text:p>
      <text:p text:style-name="P68"><text:soft-page-break/><text:s text:c="3"/>NetBIOS over Tcpip. . . . . . . . : Enabled</text:p>
      <text:p text:style-name="P68">Wireless LAN adapter Połączenie lokalne* 1:</text:p>
      <text:p text:style-name="P68"><text:s text:c="3"/>Media State . . . . . . . . . . . : Media disconnected</text:p>
      <text:p text:style-name="P68"><text:s text:c="3"/>Connection-specific DNS Suffix <text:s/>. :</text:p>
      <text:p text:style-name="P68"><text:s text:c="3"/>Description . . . . . . . . . . . : Microsoft Wi-Fi Direct Virtual Adapter</text:p>
      <text:p text:style-name="P68"><text:s text:c="3"/>Physical Address. . . . . . . . . : 2A-39-26-74-3A-1D</text:p>
      <text:p text:style-name="P68"><text:s text:c="3"/><text:span text:style-name="T14">DHCP Enabled. . . . . . . . . . . : Yes</text:span></text:p>
      <text:p text:style-name="P68"><text:s text:c="3"/>Autoconfiguration Enabled . . . . : Yes</text:p>
      <text:p text:style-name="P68">Wireless LAN adapter Połączenie lokalne* 2:</text:p>
      <text:p text:style-name="P68"><text:s text:c="3"/>Media State . . . . . . . . . . . : Media disconnected</text:p>
      <text:p text:style-name="P68"><text:s text:c="3"/>Connection-specific DNS Suffix <text:s/>. :</text:p>
      <text:p text:style-name="P68"><text:s text:c="3"/>Description . . . . . . . . . . . : Microsoft Wi-Fi Direct Virtual Adapter #2</text:p>
      <text:p text:style-name="P68"><text:s text:c="3"/>Physical Address. . . . . . . . . : AA-39-26-55-2A-15</text:p>
      <text:p text:style-name="P68"><text:s text:c="3"/><text:span text:style-name="T14">DHCP Enabled. . . . . . . . . . . : Yes</text:span></text:p>
      <text:p text:style-name="P68"><text:s text:c="3"/>Autoconfiguration Enabled . . . . : Yes</text:p>
      <text:p text:style-name="P68">Wireless LAN adapter Wi-Fi:</text:p>
      <text:p text:style-name="P68"><text:s text:c="3"/>Connection-specific DNS Suffix <text:s/>. :</text:p>
      <text:p text:style-name="P68"><text:s text:c="3"/>Description . . . . . . . . . . . : Realtek 8821CE Wireless LAN 802.11ac PCI-E NIC</text:p>
      <text:p text:style-name="P68"><text:s text:c="3"/>Physical Address. . . . . . . . . : 28-39-26-66-18-7D</text:p>
      <text:p text:style-name="P68"><text:s text:c="3"/><text:span text:style-name="T14">DHCP Enabled. . . . . . . . . . . : Yes</text:span></text:p>
      <text:p text:style-name="P68"><text:s text:c="3"/>Autoconfiguration Enabled . . . . : Yes</text:p>
      <text:p text:style-name="P68"><text:s text:c="3"/>Link-local IPv6 Address . . . . . : fe80::9465:a3b3:10be:bd%11(Preferred)</text:p>
      <text:p text:style-name="P68"><text:s text:c="3"/>IPv4 Address. . . . . . . . . . . : 192.168.0.2(Preferred)</text:p>
      <text:p text:style-name="P68"><text:s text:c="3"/>Subnet Mask . . . . . . . . . . . : 255.255.255.0</text:p>
      <text:p text:style-name="P68"><text:s text:c="3"/>Lease Obtained. . . . . . . . . . : piątek, 23 października 2020 08:49:33</text:p>
      <text:p text:style-name="P68"><text:s text:c="3"/>Lease Expires . . . . . . . . . . : niedziela, 25 października 2020 14:14:06</text:p>
      <text:p text:style-name="P68"><text:s text:c="3"/>Default Gateway . . . . . . . . . : 192.168.0.1</text:p>
      <text:p text:style-name="P68"><text:s text:c="3"/>DHCP Server . . . . . . . . . . . : 192.168.0.1</text:p>
      <text:p text:style-name="P68"><text:s text:c="3"/>DHCPv6 IAID . . . . . . . . . . . : 120076582</text:p>
      <text:p text:style-name="P68"><text:s text:c="3"/>DHCPv6 Client DUID. . . . . . . . : 00-01-00-01-25-44-FD-6B-98-FA-9B-6B-6B-4D</text:p>
      <text:p text:style-name="P68"><text:s text:c="3"/>DNS Servers . . . . . . . . . . . : 192.168.0.1</text:p>
      <text:p text:style-name="P68"><text:s text:c="3"/>NetBIOS over Tcpip. . . . . . . . : Enabled</text:p>
      <text:p text:style-name="P23">Odpowiedz na następujące pytania:</text:p>
      <text:list xml:id="list190459456809954" text:continue-list="list190458608980594" text:style-name="WWNum1">
        <text:list-item>
          <text:p text:style-name="P20"><text:span text:style-name="T33">Jakie parametry konfiguracyjne przydziela protokół DHCP</text:span>?</text:p>
          <text:p text:style-name="P18"><text:span text:style-name="T74">Kod operacji, długość adresu sprzętowego, identyfikator transakcji, </text:span><text:span text:style-name="T77">czas dzierżawy</text:span><text:span text:style-name="T74">, flagi, adres IP klienta, </text:span><text:span text:style-name="T75">przydzielony adres IP klienta, maskę sieciową,</text:span><text:span text:style-name="T74"> adres IP serwera DHCP, adres IP bramy </text:span><text:span text:style-name="T75">domyślnej</text:span><text:span text:style-name="T74">, </text:span><text:span text:style-name="T75">serwer DNS,</text:span><text:span text:style-name="T74"> adres </text:span><text:span text:style-name="T80">MAC</text:span><text:span text:style-name="T74"> klienta</text:span><text:span text:style-name="T75">,</text:span><text:span text:style-name="T74"> nazwę serwera </text:span><text:span text:style-name="T75">i znacznie więcej.</text:span></text:p>
        </text:list-item>
        <text:list-item>
          <text:p text:style-name="P32">Które z parametrów przydzielanych przez DHCP są niezbędne, by komunikacja sieciowa działała, a które są opcjonalne?</text:p>
          <text:p text:style-name="P18"><text:span text:style-name="T75">Niezbędne: kod operacji, </text:span><text:span text:style-name="T77">długość adresu sprzętowego, identyfikator transakcji, czas dzierżawy, flagi, przydzielony adres IP klienta, adres IP serwera DHCP, adres IP bramy domyślnej, </text:span><text:span text:style-name="T78">adres MAC klienta</text:span></text:p>
          <text:p text:style-name="P35"><text:span text:style-name="T78">Z</text:span><text:span text:style-name="T76">będne: nazwa serwera, adres IP klienta</text:span></text:p>
        </text:list-item>
        <text:list-item>
          <text:p text:style-name="P32">Dlaczego w <text:span text:style-name="T67">przypadku stacji roboczych najczęściej</text:span> protokół DHCP jest uruchamiany domyślnie?</text:p>
          <text:p text:style-name="P36">Protokół DHCP ustawia parametry automatycznie, dlatego unika się błędów przy protokołach konfigurowanych manualnie.</text:p>
        </text:list-item>
      </text:list>
      <text:p text:style-name="P34"/>
      <text:list xml:id="list190458442984335" text:continue-list="list190460072686109" text:style-name="WWNum2">
        <text:list-item>
          <text:list>
            <text:list-item>
              <text:p text:style-name="P106"><text:soft-page-break/>Zwalnianie i odnawianie przydziału parametrów konfiguracyjnych przydziel<text:span text:style-name="T39">a</text:span>nych przez protokół DHCP</text:p>
            </text:list-item>
          </text:list>
        </text:list-item>
      </text:list>
      <text:p text:style-name="P31">Zwolnij przydział parametrów konfiguracyjnych na interfejsie za pomocą polecenia <text:span text:style-name="T14">ipconfig /release</text:span> i sprawdź efekt wydając polecenie <text:span text:style-name="T14">ipconfig</text:span> oraz próbując zestawić jakieś połączenie sieciowe, np. otwierając okno przeglądarki WWW. Odnów przydział parametrów konfiguracyjnych za pomocą polecenia <text:span text:style-name="T14">ipconfig /renew</text:span> i ponownie sprawdź, czy konfiguracja została przydzielona i czy działa poprawnie.</text:p>
      <text:p text:style-name="P69">C:\Users\Michal&gt;<text:span text:style-name="T14">ipconfig/release</text:span></text:p>
      <text:p text:style-name="P69">Windows IP Configuration</text:p>
      <text:p text:style-name="P97"/>
      <text:p text:style-name="P69">No operation can be performed on Ethernet while it has its media disconnected.</text:p>
      <text:p text:style-name="P69">No operation can be performed on Połączenie lokalne* 1 while it has its media disconnected.</text:p>
      <text:p text:style-name="P69">No operation can be performed on Połączenie lokalne* 2 while it has its media disconnected.</text:p>
      <text:p text:style-name="P69"/>
      <text:p text:style-name="P69">Ethernet adapter Ethernet:</text:p>
      <text:p text:style-name="P69"/>
      <text:p text:style-name="P69"><text:s text:c="3"/>Media State . . . . . . . . . . . : Media disconnected</text:p>
      <text:p text:style-name="P69"><text:s text:c="3"/>Connection-specific DNS Suffix <text:s/>. :</text:p>
      <text:p text:style-name="P69"/>
      <text:p text:style-name="P69">Ethernet adapter VirtualBox Host-Only Network:</text:p>
      <text:p text:style-name="P69"/>
      <text:p text:style-name="P69"><text:s text:c="3"/>Connection-specific DNS Suffix <text:s/>. :</text:p>
      <text:p text:style-name="P69"><text:s text:c="3"/>Link-local IPv6 Address . . . . . : fe80::cd3c:84bc:9b55:523c%4</text:p>
      <text:p text:style-name="P69"><text:s text:c="3"/>IPv4 Address. . . . . . . . . . . : 192.168.56.1</text:p>
      <text:p text:style-name="P69"><text:s text:c="3"/>Subnet Mask . . . . . . . . . . . : 255.255.255.0</text:p>
      <text:p text:style-name="P69"><text:s text:c="3"/>Default Gateway . . . . . . . . . :</text:p>
      <text:p text:style-name="P69"/>
      <text:p text:style-name="P69">Wireless LAN adapter Połączenie lokalne* 1:</text:p>
      <text:p text:style-name="P69"/>
      <text:p text:style-name="P69"><text:s text:c="3"/>Media State . . . . . . . . . . . : Media disconnected</text:p>
      <text:p text:style-name="P69"><text:s text:c="3"/>Connection-specific DNS Suffix <text:s/>. :</text:p>
      <text:p text:style-name="P69"/>
      <text:p text:style-name="P69">Wireless LAN adapter Połączenie lokalne* 2:</text:p>
      <text:p text:style-name="P69"/>
      <text:p text:style-name="P69"><text:s text:c="3"/>Media State . . . . . . . . . . . : Media disconnected</text:p>
      <text:p text:style-name="P69"><text:s text:c="3"/>Connection-specific DNS Suffix <text:s/>. :</text:p>
      <text:p text:style-name="P69"/>
      <text:p text:style-name="P69">Wireless LAN adapter Wi-Fi:</text:p>
      <text:p text:style-name="P69"/>
      <text:p text:style-name="P69"><text:s text:c="3"/>Connection-specific DNS Suffix <text:s/>. :</text:p>
      <text:p text:style-name="P69"><text:s text:c="3"/>Link-local IPv6 Address . . . . . : fe80::9465:a3b3:10be:bd%11</text:p>
      <text:p text:style-name="P69"><text:s text:c="3"/><text:span text:style-name="T14">Default Gateway . . . . . . . . . :</text:span></text:p>
      <text:p text:style-name="P69"/>
      <text:p text:style-name="P69">C:\Users\Michal&gt;<text:span text:style-name="T14">ipconfig</text:span></text:p>
      <text:p text:style-name="P69"/>
      <text:p text:style-name="P69">Windows IP Configuration</text:p>
      <text:p text:style-name="P69"/>
      <text:p text:style-name="P69"/>
      <text:p text:style-name="P69">Ethernet adapter Ethernet:</text:p>
      <text:p text:style-name="P69"/>
      <text:p text:style-name="P69"><text:s text:c="3"/>Media State . . . . . . . . . . . : Media disconnected</text:p>
      <text:p text:style-name="P69"><text:s text:c="3"/>Connection-specific DNS Suffix <text:s/>. :</text:p>
      <text:p text:style-name="P69"/>
      <text:p text:style-name="P69">Ethernet adapter VirtualBox Host-Only Network:</text:p>
      <text:p text:style-name="P69"/>
      <text:p text:style-name="P69"><text:s text:c="3"/>Connection-specific DNS Suffix <text:s/>. :</text:p>
      <text:p text:style-name="P69"><text:s text:c="3"/>Link-local IPv6 Address . . . . . : fe80::cd3c:84bc:9b55:523c%4</text:p>
      <text:p text:style-name="P69"><text:soft-page-break/><text:s text:c="3"/>IPv4 Address. . . . . . . . . . . : 192.168.56.1</text:p>
      <text:p text:style-name="P69"><text:s text:c="3"/>Subnet Mask . . . . . . . . . . . : 255.255.255.0</text:p>
      <text:p text:style-name="P69"><text:s text:c="3"/>Default Gateway . . . . . . . . . :</text:p>
      <text:p text:style-name="P69"/>
      <text:p text:style-name="P69">Wireless LAN adapter Połączenie lokalne* 1:</text:p>
      <text:p text:style-name="P69"/>
      <text:p text:style-name="P69"><text:s text:c="3"/>Media State . . . . . . . . . . . : Media disconnected</text:p>
      <text:p text:style-name="P69"><text:s text:c="3"/>Connection-specific DNS Suffix <text:s/>. :</text:p>
      <text:p text:style-name="P69"/>
      <text:p text:style-name="P69">Wireless LAN adapter Połączenie lokalne* 2:</text:p>
      <text:p text:style-name="P69"/>
      <text:p text:style-name="P69"><text:s text:c="3"/>Media State . . . . . . . . . . . : Media disconnected</text:p>
      <text:p text:style-name="P69"><text:s text:c="3"/>Connection-specific DNS Suffix <text:s/>. :</text:p>
      <text:p text:style-name="P69"/>
      <text:p text:style-name="P69">Wireless LAN adapter Wi-Fi:</text:p>
      <text:p text:style-name="P69"/>
      <text:p text:style-name="P69"><text:s text:c="3"/>Connection-specific DNS Suffix <text:s/>. :</text:p>
      <text:p text:style-name="P69"><text:s text:c="3"/>Link-local IPv6 Address . . . . . : fe80::9465:a3b3:10be:bd%11</text:p>
      <text:p text:style-name="P69"><text:s text:c="3"/>Autoconfiguration IPv4 Address. . : 169.254.0.189</text:p>
      <text:p text:style-name="P69"><text:s text:c="3"/>Subnet Mask . . . . . . . . . . . : 255.255.0.0</text:p>
      <text:p text:style-name="P69"><text:s text:c="3"/><text:span text:style-name="T14">Default Gateway . . . . . . . . . :</text:span></text:p>
      <text:p text:style-name="P69"/>
      <text:p text:style-name="P69">C:\Users\Michal&gt;<text:span text:style-name="T14">ipconfig/renew</text:span></text:p>
      <text:p text:style-name="P69"/>
      <text:p text:style-name="P69">Windows IP Configuration</text:p>
      <text:p text:style-name="P69"/>
      <text:p text:style-name="P69">No operation can be performed on Ethernet while it has its media disconnected.</text:p>
      <text:p text:style-name="P69">No operation can be performed on Połączenie lokalne* 1 while it has its media disconnected.</text:p>
      <text:p text:style-name="P69">No operation can be performed on Połączenie lokalne* 2 while it has its media disconnected.</text:p>
      <text:p text:style-name="P69"/>
      <text:p text:style-name="P69">Ethernet adapter Ethernet:</text:p>
      <text:p text:style-name="P69"/>
      <text:p text:style-name="P69"><text:s text:c="3"/>Media State . . . . . . . . . . . : Media disconnected</text:p>
      <text:p text:style-name="P69"><text:s text:c="3"/>Connection-specific DNS Suffix <text:s/>. :</text:p>
      <text:p text:style-name="P69"/>
      <text:p text:style-name="P69">Ethernet adapter VirtualBox Host-Only Network:</text:p>
      <text:p text:style-name="P69"/>
      <text:p text:style-name="P69"><text:s text:c="3"/>Connection-specific DNS Suffix <text:s/>. :</text:p>
      <text:p text:style-name="P69"><text:s text:c="3"/>Link-local IPv6 Address . . . . . : fe80::cd3c:84bc:9b55:523c%4</text:p>
      <text:p text:style-name="P69"><text:s text:c="3"/>IPv4 Address. . . . . . . . . . . : 192.168.56.1</text:p>
      <text:p text:style-name="P69"><text:s text:c="3"/>Subnet Mask . . . . . . . . . . . : 255.255.255.0</text:p>
      <text:p text:style-name="P69"><text:s text:c="3"/>Default Gateway . . . . . . . . . :</text:p>
      <text:p text:style-name="P69"/>
      <text:p text:style-name="P69">Wireless LAN adapter Połączenie lokalne* 1:</text:p>
      <text:p text:style-name="P69"/>
      <text:p text:style-name="P69"><text:s text:c="3"/>Media State . . . . . . . . . . . : Media disconnected</text:p>
      <text:p text:style-name="P69"><text:s text:c="3"/>Connection-specific DNS Suffix <text:s/>. :</text:p>
      <text:p text:style-name="P69"/>
      <text:p text:style-name="P69">Wireless LAN adapter Połączenie lokalne* 2:</text:p>
      <text:p text:style-name="P69"/>
      <text:p text:style-name="P69"><text:s text:c="3"/>Media State . . . . . . . . . . . : Media disconnected</text:p>
      <text:p text:style-name="P69"><text:s text:c="3"/>Connection-specific DNS Suffix <text:s/>. :</text:p>
      <text:p text:style-name="P69"/>
      <text:p text:style-name="P69">Wireless LAN adapter Wi-Fi:</text:p>
      <text:p text:style-name="P69"/>
      <text:p text:style-name="P69"><text:s text:c="3"/>Connection-specific DNS Suffix <text:s/>. :</text:p>
      <text:p text:style-name="P69"><text:s text:c="3"/>Link-local IPv6 Address . . . . . : fe80::9465:a3b3:10be:bd%11</text:p>
      <text:p text:style-name="P69"><text:s text:c="3"/>IPv4 Address. . . . . . . . . . . : 192.168.0.2</text:p>
      <text:p text:style-name="P69"><text:s text:c="3"/>Subnet Mask . . . . . . . . . . . : 255.255.255.0</text:p>
      <text:p text:style-name="P88"><text:soft-page-break/><text:s text:c="7"/><text:span text:style-name="T72">Default Gateway . . . . . . . . . : 192.168.0.1</text:span></text:p>
      <text:p text:style-name="P31"/>
      <text:list xml:id="list190459363024395" text:continue-numbering="true" text:style-name="WWNum2">
        <text:list-item>
          <text:list>
            <text:list-item>
              <text:p text:style-name="P107">Konfiguracja sieciowa maszyny fizycznej</text:p>
            </text:list-item>
          </text:list>
        </text:list-item>
      </text:list>
      <text:p text:style-name="P37">W analogiczny sposób zweryfikuj konfigurację sieciową oraz działanie protokołu DHCP w odniesieniu do maszyny fizycznej (komputera), na której zainstalowana jest maszyna wirtualna z systemem Windows 10.</text:p>
      <text:p text:style-name="P9"><text:span text:style-name="T81">Kierownik przedmiotu dr. inż. </text:span><text:span text:style-name="T79">Roman Krasiukianis </text:span><text:span text:style-name="T81">pozwolił wykonać konfigurację tylko na maszynie fizycznej z systemem operacyjnym Windows 10.</text:span></text:p>
      <text:p text:style-name="P37"/>
      <text:list xml:id="list190458069749410" text:continue-numbering="true" text:style-name="WWNum2">
        <text:list-item>
          <text:h text:style-name="P101" text:outline-level="1">Konfiguracja <text:span text:style-name="T2">sieciowa </text:span>stacji roboczej z systemem operacyjnym <text:span text:style-name="T2">Linux</text:span></text:h>
        </text:list-item>
      </text:list>
      <text:p text:style-name="P7">Część 2 zadania polega na <text:span text:style-name="T34">weryfikacji konfiguracji sieciowej</text:span> stacji roboczej zainstalowanej jako maszyna wirtualna z systemem operacyjnym Linux.</text:p>
      <text:list xml:id="list190458796852343" text:continue-numbering="true" text:style-name="WWNum2">
        <text:list-item>
          <text:list>
            <text:list-item>
              <text:p text:style-name="P104"><text:span text:style-name="T40">Weryfikacja</text:span> <text:span text:style-name="T39">podstawowej </text:span>konfiguracj<text:span text:style-name="T40">i</text:span> sieciow<text:span text:style-name="T40">ej</text:span> stacji roboczej <text:span text:style-name="T34">z systemem Linux</text:span></text:p>
            </text:list-item>
          </text:list>
        </text:list-item>
      </text:list>
      <text:p text:style-name="P15"><text:span text:style-name="T35">Otwórz okno terminala tekstowego </text:span><text:span text:style-name="T16">LXTerminal</text:span><text:span text:style-name="T35">. Wydaj</text:span> poleceni<text:span text:style-name="T31">e</text:span> <text:span text:style-name="T14">ip </text:span><text:span text:style-name="T16">address show </text:span><text:span text:style-name="T31">i dla interfejsu odpowiadającego interfejsowi maszyny wirtualnej zmostkowanemu z kartą fizyczną komputera </text:span>odczytaj następujące parametry:</text:p>
      <text:list xml:id="list190459189829510" text:continue-list="list190459456809954" text:style-name="WWNum1">
        <text:list-item>
          <text:p text:style-name="P17"><text:span text:style-name="T36">adres</text:span> IP<text:span text:style-name="T29">v4</text:span></text:p>
        </text:list-item>
        <text:list-item>
          <text:p text:style-name="P38">prefiks (ilość bitów odpowiadającą części sieciowej w masce podsieci)</text:p>
        </text:list-item>
        <text:list-item>
          <text:p text:style-name="P39">adres rozgłoszeniowy <text:span text:style-name="T36">(</text:span><text:span text:style-name="T6">broadcast</text:span><text:span text:style-name="T36">)</text:span></text:p>
        </text:list-item>
      </text:list>
      <text:p text:style-name="P40"/>
      <text:p text:style-name="P70">[root@229879 ~]# ip a</text:p>
      <text:p text:style-name="P70">1: lo: &lt;LOOPBACK,UP,LOWER_UP&gt; mtu 65536 qdisc noqueue state UNKNOWN group default qlen 1000</text:p>
      <text:p text:style-name="P70"><text:s text:c="4"/>link/loopback 00:00:00:00:00:00 brd 00:00:00:00:00:00</text:p>
      <text:p text:style-name="P70"><text:s text:c="4"/>inet 127.0.0.1/8 scope host lo</text:p>
      <text:p text:style-name="P70"><text:s text:c="7"/>valid_lft forever preferred_lft forever</text:p>
      <text:p text:style-name="P70"><text:s text:c="4"/>inet6 ::1/128 scope host </text:p>
      <text:p text:style-name="P70"><text:s text:c="7"/>valid_lft forever preferred_lft forever</text:p>
      <text:p text:style-name="P70">2: enp0s3: &lt;BROADCAST,MULTICAST,UP,LOWER_UP&gt; mtu 1500 qdisc fq_codel state UP group default qlen 1000</text:p>
      <text:p text:style-name="P70"><text:s text:c="4"/>link/ether 08:00:27:2d:d3:bc brd ff:ff:ff:ff:ff:ff</text:p>
      <text:p text:style-name="P70"><text:s text:c="4"/>inet <text:span text:style-name="T14">192.168.0.4/24</text:span> brd <text:span text:style-name="T14">192.168.0.255</text:span> scope global dynamic enp0s3</text:p>
      <text:p text:style-name="P70"><text:s text:c="7"/>valid_lft 86331sec preferred_lft 86331sec</text:p>
      <text:p text:style-name="P70"><text:s text:c="4"/>inet6 fe80::4c:1c2b:a87d:4928/64 scope link </text:p>
      <text:p text:style-name="P70"><text:s text:c="7"/>valid_lft forever preferred_lft forever</text:p>
      <text:p text:style-name="P70">3: enp0s8: &lt;BROADCAST,MULTICAST,UP,LOWER_UP&gt; mtu 1500 qdisc fq_codel state UP group default qlen 1000</text:p>
      <text:p text:style-name="P70"><text:s text:c="4"/>link/ether 08:00:27:96:66:3a brd ff:ff:ff:ff:ff:ff</text:p>
      <text:p text:style-name="P70"><text:s text:c="4"/>inet6 fe80::e963:b896:6157:3b50/64 scope link </text:p>
      <text:p text:style-name="P70"><text:s text:c="7"/>valid_lft forever preferred_lft forever</text:p>
      <text:p text:style-name="P70">4: enp0s9: &lt;BROADCAST,MULTICAST,UP,LOWER_UP&gt; mtu 1500 qdisc fq_codel state UP group default qlen 1000</text:p>
      <text:p text:style-name="P70"><text:s text:c="4"/>link/ether 08:00:27:5e:2f:3e brd ff:ff:ff:ff:ff:ff</text:p>
      <text:p text:style-name="P70"><text:s text:c="4"/>inet6 fe80::4d40:40c8:6e3:8b9a/64 scope link </text:p>
      <text:p text:style-name="P70"><text:s text:c="7"/>valid_lft forever preferred_lft forever</text:p>
      <text:list xml:id="list190458245199551" text:continue-list="list190458796852343" text:style-name="WWNum2">
        <text:list-item>
          <text:list>
            <text:list-item>
              <text:p text:style-name="P108"><text:soft-page-break/><text:span text:style-name="T39">Wyświetlenie tablicy routingu</text:span> stacji roboczej <text:span text:style-name="T34">z systemem Linux</text:span></text:p>
            </text:list-item>
          </text:list>
        </text:list-item>
      </text:list>
      <text:p text:style-name="P41">Za pomocą polecenia <text:span text:style-name="T14">ip route show</text:span> wyświetl tablicę routingu i odczytaj <text:span text:style-name="T28">następujące parametry:</text:span></text:p>
      <text:list xml:id="list190459179250712" text:continue-list="list190459189829510" text:style-name="WWNum1">
        <text:list-item>
          <text:p text:style-name="P47">adres bramy domyślnej</text:p>
        </text:list-item>
        <text:list-item>
          <text:p text:style-name="P47">adres IPv4 oraz prefiks sieci, do której podłączony jest interfejs (w tym przypadku – interfejs maszyny wirtualnej)</text:p>
          <text:p text:style-name="P71">[root@229879 ~]# ip r</text:p>
          <text:p text:style-name="P71">default via <text:span text:style-name="T14">192.168.0.1</text:span> dev enp0s3 proto static metric 100 </text:p>
          <text:p text:style-name="P71"><text:span text:style-name="T14">192.168.0.0/24</text:span> dev enp0s3 proto kernel scope link src 192.168.0.4 metric 100 </text:p>
        </text:list-item>
      </text:list>
      <text:p text:style-name="P24">Odpowiedz na następujące pytania:</text:p>
      <text:list xml:id="list190458968602474" text:continue-numbering="true" text:style-name="WWNum1">
        <text:list-item>
          <text:p text:style-name="P21"><text:span text:style-name="T36">Co to jest tablica routingu i do czego służy</text:span>?</text:p>
          <text:p text:style-name="P50">Tablica routingu zawiera informacje na temat sąsiadujących routerów oraz sieci lokalnych. Dzięki niej wyznaczana jest najszybsza trasa przy przesyłaniu pakietów sieciowych. Wyróżniamy tablice statyczne, czyli aktualizowane przez administratorów sieci, oraz dynamiczne, aktualizowane przez specjalne oprogramowanie.</text:p>
        </text:list-item>
        <text:list-item>
          <text:p text:style-name="P33"><text:span text:style-name="T36">Co to jest adres rozgłoszeniowy (</text:span><text:span text:style-name="T6">broadcast</text:span><text:span text:style-name="T36">)</text:span>?</text:p>
          <text:p text:style-name="P50">Adres rozgłoszeniowy pozwala na wysłanie informacji do wszystkich urządzeń znajdujących się w danej sieci.</text:p>
        </text:list-item>
        <text:list-item>
          <text:p text:style-name="P51">W jaki sposób dla danego adresu IP i maski sieciowej można obliczyć adres rozgłoszeniowy?</text:p>
          <text:p text:style-name="P53">Wpierw należy zanegować maskę podsieci, a następnie wykonać alternatywę logiczną (OR) dla adresu IP oraz zanegowanej maski.</text:p>
        </text:list-item>
      </text:list>
      <text:p text:style-name="P52"/>
      <text:p text:style-name="P52"/>
      <text:list xml:id="list190459162379520" text:continue-list="list190458245199551" text:style-name="WWNum2">
        <text:list-item>
          <text:h text:style-name="P101" text:outline-level="1">Testowanie łączności <text:span text:style-name="T38">pomiędzy hostami </text:span>w sieci <text:span text:style-name="T38">IP</text:span></text:h>
        </text:list-item>
      </text:list>
      <text:p text:style-name="P54"><text:span text:style-name="T13">Celem części</text:span> 3 zadania <text:span text:style-name="T13">jest</text:span> przetestowani<text:span text:style-name="T13">e</text:span> łączności w sieci za pomocą programu <text:span text:style-name="T14">ping</text:span>, <text:span text:style-name="T46">który generuje komunikaty „żądania echa” </text:span><text:span text:style-name="T7">Echo Request</text:span><text:span text:style-name="T37"> protokołu ICMP (</text:span><text:span text:style-name="T7">Internet Control Message Protocol</text:span><text:span text:style-name="T37">) i rejestruje wysyłane w odpowiedzi przez host docelowy komunikaty </text:span><text:span text:style-name="T7">Echo Reply</text:span><text:span text:style-name="T37">. Na tej podstawie program wykonuje podstawową analizę jakości połączenia, wyznaczając procent zagubionych pakietów oraz minimalny, maksymalny i średni czas opóźnienia przejścia pakietów od nadawcy do odbiorcy i z powrotem (RTT, </text:span><text:span text:style-name="T7">Round-Trip Time</text:span><text:span text:style-name="T37">).</text:span></text:p>
      <text:p text:style-name="P55">W przypadku <text:span text:style-name="T46">braku zarejestrowanych przez ping odpowiedzi</text:span> jedną z możliwych przyczyn jest działanie w systemie docelowym zapory sieciowej (<text:span text:style-name="T3">firewall</text:span>), która może blokować komunikaty ICMP <text:span text:style-name="T3">Echo Request</text:span>. W takim przypadku należy dokonać sprawdzenia ustawień zapory w danym systemie i wykonać czynności opisane w <text:span text:style-name="T43">części 4.</text:span></text:p>
      <text:list xml:id="list190459273774839" text:continue-numbering="true" text:style-name="WWNum2">
        <text:list-item>
          <text:list>
            <text:list-item>
              <text:p text:style-name="P109">Testowanie łączności pomiędzy hostami w sieci lokalnej</text:p>
            </text:list-item>
          </text:list>
        </text:list-item>
      </text:list>
      <text:p text:style-name="P42"><text:span text:style-name="T41">W przypadku hostów podłączonych do tej samej sieci lokalnej transmisja jest bezpośrednia (bez udziału pośredniczących routerów). Zbadaj za pomocą polecenia </text:span><text:span text:style-name="T17">ping</text:span> <text:span text:style-name="T41">komunikację pomiędzy:</text:span></text:p>
      <text:list xml:id="list190459843504753" text:continue-list="list190458968602474" text:style-name="WWNum1">
        <text:list-item>
          <text:p text:style-name="P56">dwoma hostami zlokalizowanymi w tej samej maszynie fizycznej, np. pomiędzy dwiema maszynami wirtualnymi zainstalowanymi w tym samym komputerze fizycznym lub pomiędzy maszyną wirtualną a maszyną fizyczną, w której jest ona zainstalowana</text:p>
          <text:p text:style-name="P73"><text:soft-page-break/>C:\Users\Michal&gt;ping 192.168.0.4</text:p>
          <text:p text:style-name="P73"/>
          <text:p text:style-name="P73">Pinging 192.168.0.4 with 32 bytes of data:</text:p>
          <text:p text:style-name="P73">Reply from 192.168.0.4: bytes=32 <text:span text:style-name="T14">time&lt;1ms</text:span> TTL=64</text:p>
          <text:p text:style-name="P73">Reply from 192.168.0.4: bytes=32 <text:span text:style-name="T14">time&lt;1ms</text:span> TTL=64</text:p>
          <text:p text:style-name="P73">Reply from 192.168.0.4: bytes=32 <text:span text:style-name="T14">time&lt;1ms</text:span> TTL=64</text:p>
          <text:p text:style-name="P73">Reply from 192.168.0.4: bytes=32 <text:span text:style-name="T14">time&lt;1ms</text:span> TTL=64</text:p>
          <text:p text:style-name="P73"/>
          <text:p text:style-name="P73">Ping statistics for 192.168.0.4:</text:p>
          <text:p text:style-name="P73"><text:s text:c="4"/>Packets: Sent = 4, Received = 4, Lost = 0 (0% loss),</text:p>
          <text:p text:style-name="P73">Approximate round trip times in milli-seconds:</text:p>
          <text:p text:style-name="P73"><text:s text:c="3"/><text:span text:style-name="T14">Minimum = 0ms, Maximum = 0ms, Average = 0ms</text:span></text:p>
        </text:list-item>
        <text:list-item>
          <text:p text:style-name="P56">dwoma hostami zlokalizowanymi w tej samej sieci lokalnej, ale w różnych maszynach fizycznych</text:p>
        </text:list-item>
      </text:list>
      <text:p text:style-name="P92"><text:span text:style-name="T14"><text:tab/></text:span><text:span text:style-name="T85">Samsung Galaxy S9</text:span></text:p>
      <text:p text:style-name="P94"><text:span text:style-name="T83"><text:s text:c="5"/>C:\Users\Michal&gt;ping 192.168.0.3</text:span></text:p>
      <text:p text:style-name="P94"><text:span text:style-name="T83"><text:s text:c="5"/></text:span></text:p>
      <text:p text:style-name="P94"><text:span text:style-name="T83"><text:s text:c="5"/>Pinging 192.168.0.3 with 32 bytes of data:</text:span></text:p>
      <text:p text:style-name="P94"><text:span text:style-name="T83"><text:s text:c="5"/>Reply from 192.168.0.3: bytes=32 time=50ms TTL=64</text:span></text:p>
      <text:p text:style-name="P94"><text:span text:style-name="T83"><text:s text:c="5"/>Reply from 192.168.0.3: bytes=32 time=58ms TTL=64</text:span></text:p>
      <text:p text:style-name="P94"><text:span text:style-name="T83"><text:s text:c="5"/>Reply from 192.168.0.3: bytes=32 time=181ms TTL=64</text:span></text:p>
      <text:p text:style-name="P94"><text:span text:style-name="T83"><text:s text:c="5"/>Reply from 192.168.0.3: bytes=32 time=96ms TTL=64</text:span></text:p>
      <text:p text:style-name="P94"><text:span text:style-name="T83"><text:s text:c="5"/></text:span></text:p>
      <text:p text:style-name="P94"><text:span text:style-name="T83"><text:s text:c="5"/>Ping statistics for 192.168.0.3:</text:span></text:p>
      <text:p text:style-name="P94"><text:span text:style-name="T83"><text:s text:c="9"/>Packets: Sent = 4, Received = 4, Lost = 0 (0% loss),</text:span></text:p>
      <text:p text:style-name="P94"><text:span text:style-name="T83"><text:s text:c="5"/>Approximate round trip times in milli-seconds:</text:span></text:p>
      <text:p text:style-name="P92"><text:span text:style-name="T72"><text:s text:c="8"/>Minimum = 50ms, Maximum = 181ms, Average = 96ms</text:span></text:p>
      <text:list xml:id="list190459224820650" text:continue-numbering="true" text:style-name="WWNum1">
        <text:list-item>
          <text:p text:style-name="P58">hostem (wirtualnym lub fizycznym) a bramą domyślną (czyli routerem) łączącą daną sieć lokalną z siecią zewnętrzną (Internetem)</text:p>
        </text:list-item>
      </text:list>
      <text:p text:style-name="P77"><text:span text:style-name="T14"><text:tab/></text:span><text:span text:style-name="T82">C:\Users\Michal&gt;ping 192.168.0.1</text:span></text:p>
      <text:p text:style-name="P87"><text:s text:c="4"/></text:p>
      <text:p text:style-name="P87"><text:s text:c="5"/>Pinging 192.168.0.1 with 32 bytes of data:</text:p>
      <text:p text:style-name="P87"><text:s text:c="5"/>Reply from 192.168.0.1: bytes=32 time=4ms TTL=64</text:p>
      <text:p text:style-name="P87"><text:s text:c="5"/>Reply from 192.168.0.1: bytes=32 time=3ms TTL=64</text:p>
      <text:p text:style-name="P87"><text:s text:c="5"/>Reply from 192.168.0.1: bytes=32 time=2ms TTL=64</text:p>
      <text:p text:style-name="P87"><text:s text:c="5"/>Reply from 192.168.0.1: bytes=32 time=3ms TTL=64</text:p>
      <text:p text:style-name="P87"><text:s text:c="5"/></text:p>
      <text:p text:style-name="P87"><text:s text:c="5"/>Ping statistics for 192.168.0.1:</text:p>
      <text:p text:style-name="P87"><text:s text:c="9"/>Packets: Sent = 4, Received = 4, Lost = 0 (0% loss),</text:p>
      <text:p text:style-name="P87"><text:s text:c="5"/>Approximate round trip times in milli-seconds:</text:p>
      <text:p text:style-name="P77"><text:span text:style-name="T14"><text:s text:c="9"/>Minimum = 2ms, Maximum = 4ms, Average = 3ms</text:span></text:p>
      <text:p text:style-name="P59">Na podstawie uzyskanych wyników dokonaj krótkiej oceny parametrów transmisji – poziomu niezawodności transmisji oraz czasów opóźnienia RTT.</text:p>
      <text:p text:style-name="P60">Ewidentnie pingowania, które odbyły się w sieci lokalnej miały bardzo krótki czas przesyłania pakietów. W przypadku pingowania telefonu dłuższy czas jest prawdopodobnie spowodowany użyciem sieci Wi-Fi, a nie kabla ethernetowego.</text:p>
      <text:list xml:id="list190459373623842" text:continue-list="list190459273774839" text:style-name="WWNum2">
        <text:list-item>
          <text:list>
            <text:list-item>
              <text:p text:style-name="P110">Testowanie łączności <text:span text:style-name="T42">z</text:span> hostami <text:span text:style-name="T42">zlokalizowanymi poza siecią lokalną</text:span></text:p>
            </text:list-item>
          </text:list>
        </text:list-item>
      </text:list>
      <text:p text:style-name="P43"><text:span text:style-name="T41">W przypadku komunikowania się z hostami spoza sieci lokalnej transmisja przebiega poprzez systemy pośredniczące (routery), przy czym pierwszym z nich jest router <text:s/>pełniący w danej sieci rolę bramy domyślnej. Za pomocą polecenia </text:span><text:span text:style-name="T17">ping</text:span> <text:span text:style-name="T47">zbadaj komunikację pomiędzy hostem w sieci lokalnej (wirtualnym lub fizycznym) a trzema dowolnie wybranymi serwerami w Internecie.</text:span></text:p>
      <text:p text:style-name="P74">C:\Users\Michal&gt;ping <text:span text:style-name="T14">www.gov.pl</text:span></text:p>
      <text:p text:style-name="P74"/>
      <text:p text:style-name="P74">Pinging www.gov.pl [194.181.92.100] with 32 bytes of data:</text:p>
      <text:p text:style-name="P74">Request timed out.</text:p>
      <text:p text:style-name="P74">Request timed out.</text:p>
      <text:p text:style-name="P74"><text:soft-page-break/>Request timed out.</text:p>
      <text:p text:style-name="P74">Request timed out.</text:p>
      <text:p text:style-name="P74"/>
      <text:p text:style-name="P74">Ping statistics for 194.181.92.100:</text:p>
      <text:p text:style-name="P74"><text:s text:c="4"/>Packets: Sent = 4, Received = 0, Lost = 4 (100% loss),</text:p>
      <text:p text:style-name="P74"/>
      <text:p text:style-name="P74">C:\Users\Michal&gt;ping <text:span text:style-name="T14">www.google.pl</text:span></text:p>
      <text:p text:style-name="P74"/>
      <text:p text:style-name="P74">Pinging www.google.pl [172.217.22.3] with 32 bytes of data:</text:p>
      <text:p text:style-name="P74">Reply from 172.217.22.3: bytes=32 time=52ms TTL=116</text:p>
      <text:p text:style-name="P74">Reply from 172.217.22.3: bytes=32 time=61ms TTL=116</text:p>
      <text:p text:style-name="P74">Reply from 172.217.22.3: bytes=32 time=52ms TTL=116</text:p>
      <text:p text:style-name="P74">Reply from 172.217.22.3: bytes=32 time=63ms TTL=116</text:p>
      <text:p text:style-name="P74"/>
      <text:p text:style-name="P74">Ping statistics for 172.217.22.3:</text:p>
      <text:p text:style-name="P74"><text:s text:c="4"/>Packets: Sent = 4, Received = 4, Lost = 0 (0% loss),</text:p>
      <text:p text:style-name="P74">Approximate round trip times in milli-seconds:</text:p>
      <text:p text:style-name="P74"><text:s text:c="4"/><text:span text:style-name="T14">Minimum = 52ms, Maximum = 63ms, Average = 57ms</text:span></text:p>
      <text:p text:style-name="P74"/>
      <text:p text:style-name="P74">C:\Users\Michal&gt;ping <text:span text:style-name="T14">www.interia.pl</text:span></text:p>
      <text:p text:style-name="P74"/>
      <text:p text:style-name="P74">Pinging www.interia.pl [185.69.194.129] with 32 bytes of data:</text:p>
      <text:p text:style-name="P74">Reply from 185.69.194.129: bytes=32 time=34ms TTL=57</text:p>
      <text:p text:style-name="P74">Reply from 185.69.194.129: bytes=32 time=40ms TTL=57</text:p>
      <text:p text:style-name="P74">Reply from 185.69.194.129: bytes=32 time=35ms TTL=57</text:p>
      <text:p text:style-name="P74">Reply from 185.69.194.129: bytes=32 time=35ms TTL=57</text:p>
      <text:p text:style-name="P74"/>
      <text:p text:style-name="P74">Ping statistics for 185.69.194.129:</text:p>
      <text:p text:style-name="P74"><text:s text:c="4"/>Packets: Sent = 4, Received = 4, Lost = 0 (0% loss),</text:p>
      <text:p text:style-name="P74">Approximate round trip times in milli-seconds:</text:p>
      <text:p text:style-name="P74"><text:s text:c="4"/><text:span text:style-name="T14">Minimum = 34ms, Maximum = 40ms, Average = 36ms</text:span></text:p>
      <text:p text:style-name="P57">Porównaj uzyskane wyniki z wynikami zebranymi w etapie 1 – czy widoczna jest różnica i których parametrów ona dotyczy?</text:p>
      <text:p text:style-name="P75"/>
      <text:p text:style-name="P75"/>
      <text:p text:style-name="P78"/>
      <text:list xml:id="list190459522185393" text:continue-numbering="true" text:style-name="WWNum2">
        <text:list-item>
          <text:h text:style-name="P102" text:outline-level="1">Kontrola ustawień zapory sieciowej (<text:span text:style-name="T3">firewall</text:span>) na stacji roboczej z systemem Windows</text:h>
        </text:list-item>
      </text:list>
      <text:p text:style-name="P61"><text:span text:style-name="T43">Jednym z typowych elementów instalowanych i domyślnie uruchamianych we współczesnych systemach operacyjnych jest oprogramowanie określane jako zapora sieciowa (</text:span><text:span text:style-name="T8">firewall</text:span><text:span text:style-name="T43">), chroniące system przed atakami zarówno ze strony hakerów, jak i tzw. złośliwego oprogramowania (</text:span><text:span text:style-name="T8">malware</text:span><text:span text:style-name="T43">)</text:span>. <text:span text:style-name="T68">Działanie zapory sieciowej może w niektórych przypadkach utrudnić testowanie poprawności działania sieci oraz diagnostykę, której celem jest wyszukanie i zlokalizowanie ewentualnych błędów w konfiguracji. Przykładem takiego działania może być domyślne odfiltrowywanie przez zaporę sieciową komunikatów </text:span><text:span text:style-name="T8">Echo Request</text:span><text:span text:style-name="T43"> protokołu ICMP. Najprostszym „usunięciem problemu” jest w tym przypadku wyłącznie zapory sieciowej, jednak takie działanie stwarza zagrożenie dla systemu i powinno być wykonywane jedynie w szczególnych przypadkach (np. w czasie zajęć laboratoryjnych) i tylko tymczasowo, np. na czas niezbędny do zdiagnozowania przyczyny występującego w sieci problemu.</text:span></text:p>
      <text:list xml:id="list190459009066760" text:continue-numbering="true" text:style-name="WWNum2">
        <text:list-item>
          <text:list>
            <text:list-item>
              <text:p text:style-name="P113">Tymczasowe wyłącznie i ponowne włączenie zapory sieciowej w systemie Windows</text:p>
            </text:list-item>
          </text:list>
        </text:list-item>
      </text:list>
      <text:p text:style-name="P43"><text:span text:style-name="T44">Otwórz </text:span><text:span text:style-name="T18">Panel s</text:span><text:span text:style-name="T19">t</text:span><text:span text:style-name="T18">erowania</text:span><text:span text:style-name="T44"> systemu Windows, a następnie uruchom narzędzie </text:span><text:span text:style-name="T18">Zapora systemu Windows</text:span><text:span text:style-name="T44"> i sprawdź, czy zapora sieciowa jest włączona. Jeśli tak, wyłącz zaporę i sprawdź, czy ma to wpływ na możliwość „pingowania” danego systemu. Jeśli nadal program ping nie rejestruje odpowiedzi </text:span><text:span text:style-name="T9">Echo Reply</text:span><text:span text:style-name="T44">, przyczyna obserwowanego problemu leży gdzie indziej (najczęściej w niepoprawnej konfiguracji sieciowej) i należy ją zlokalizować, a następnie usunąć. Po zakończeniu eksperymentu natychmiast włącz ponownie zaporę.</text:span></text:p>
      <text:p text:style-name="P80"><text:soft-page-break/>Po wyłączeniu zapory</text:p>
      <text:p text:style-name="P72"/>
      <text:p text:style-name="P72">[root@229879 ~]# <text:span text:style-name="T14">ping -c 5 192.168.0.2</text:span></text:p>
      <text:p text:style-name="P72">PING 192.168.0.2 (192.168.0.2) 56(84) bytes of data.</text:p>
      <text:p text:style-name="P72">64 bytes from 192.168.0.2: icmp_seq=1 ttl=128 time=0.255 ms</text:p>
      <text:p text:style-name="P72">64 bytes from 192.168.0.2: icmp_seq=2 ttl=128 time=0.218 ms</text:p>
      <text:p text:style-name="P72">64 bytes from 192.168.0.2: icmp_seq=3 ttl=128 time=0.288 ms</text:p>
      <text:p text:style-name="P72">64 bytes from 192.168.0.2: icmp_seq=4 ttl=128 time=0.253 ms</text:p>
      <text:p text:style-name="P72">64 bytes from 192.168.0.2: icmp_seq=5 ttl=128 time=0.251 ms</text:p>
      <text:p text:style-name="P72"/>
      <text:p text:style-name="P72">--- 192.168.0.2 ping statistics ---</text:p>
      <text:p text:style-name="P72">5 packets transmitted, 5 received, 0% packet loss, time 4133ms</text:p>
      <text:p text:style-name="P72">rtt min/avg/max/mdev = 0.218/0.253/0.288/0.022 ms</text:p>
      <text:p text:style-name="P72"/>
      <text:p text:style-name="P80">Po włączeniu zapory</text:p>
      <text:p text:style-name="P80"/>
      <text:p text:style-name="P72">[root@229879 ~]# <text:span text:style-name="T14">ping -c 5 192.168.0.2</text:span></text:p>
      <text:p text:style-name="P72">PING 192.168.0.2 (192.168.0.2) 56(84) bytes of data.</text:p>
      <text:p text:style-name="P72"/>
      <text:p text:style-name="P72">--- 192.168.0.2 ping statistics ---</text:p>
      <text:p text:style-name="P72">5 packets transmitted, 0 received, 100% packet loss, time 4136ms</text:p>
      <text:p text:style-name="P89"/>
      <text:p text:style-name="P43"/>
      <text:list xml:id="list190459782675086" text:continue-numbering="true" text:style-name="WWNum2">
        <text:list-item>
          <text:list>
            <text:list-item>
              <text:p text:style-name="P114"><text:span text:style-name="T48">Selektywne otwarcie „okna” w</text:span> zapor<text:span text:style-name="T48">ze</text:span> sieciowej</text:p>
            </text:list-item>
          </text:list>
        </text:list-item>
      </text:list>
      <text:p text:style-name="P44"><text:span text:style-name="T49">W celu zwiększenia bezpieczeństwa zapora sieciowa domyślnie blokuje ruch przychodzący. Jeśli świadomie chcemy zezwolić na dany rodzaj ruchu sieciowego (np. na przejście komunikatów </text:span><text:span text:style-name="T10">Echo Request</text:span><text:span text:style-name="T49"> w celu umożliwienia diagnostyki za pomocą programu ping), zamiast wyłączania zapory sieciowej należy w jej konfiguracji zdefiniować </text:span><text:span text:style-name="T20">selektywną</text:span><text:span text:style-name="T49"> regułę zezwalającą na ten rodzaj ruchu.</text:span></text:p>
      <text:p text:style-name="P45"><text:span text:style-name="T50">Ponownie uruchom narzędzie </text:span><text:span text:style-name="T18">Zapora systemu Windows</text:span><text:span text:style-name="T44"> i wybierz </text:span><text:span text:style-name="T18">Ustawienia zaawansowane</text:span><text:span text:style-name="T44">, a następnie </text:span><text:span text:style-name="T18">Reguły przychodzące</text:span><text:span text:style-name="T44">. W sekcji </text:span><text:span text:style-name="T18">Akcje</text:span><text:span text:style-name="T44"> wybierz </text:span><text:span text:style-name="T18">Nowa reguła…</text:span><text:span text:style-name="T44">, co spowoduje uruchomienie kreatora. W kolejnych okienkach kreatora należy wybrać:</text:span></text:p>
      <text:list xml:id="list190460019773056" text:continue-list="list190459224820650" text:style-name="WWNum1">
        <text:list-item>
          <text:p text:style-name="P48"><text:span text:style-name="T21">Typ reguły</text:span><text:span text:style-name="T51"> – niestandardowa.</text:span></text:p>
        </text:list-item>
        <text:list-item>
          <text:p text:style-name="P48"><text:span text:style-name="T21">Protokół i porty</text:span><text:span text:style-name="T51"> – ICMPv4; następnie po wybraniu przycisku </text:span><text:span text:style-name="T21">Dostosuj…</text:span><text:span text:style-name="T51"> należy ograniczyć typy komunikatów ICMP (domyślnie wybierane są wszystkie) do „Żądania echa”.</text:span></text:p>
        </text:list-item>
        <text:list-item>
          <text:p text:style-name="P49"><text:span text:style-name="T21">Nazwa</text:span><text:span text:style-name="T51"> – dowolna, byle sensowna i kojarząca się z danym działaniem (np.: „Zezwól na żądanie echa”).</text:span></text:p>
        </text:list-item>
      </text:list>
      <text:p text:style-name="P46"><text:span text:style-name="T51">Po zdefiniowaniu reguły zaznacz ją i wypróbuj jej działanie włączając ją i wyłączając w sekcji </text:span><text:span text:style-name="T21">Akcje</text:span><text:span text:style-name="T51"> oraz obserwując, jaki ma to wpływ na możliwość testowania danego systemu za pomocą programu ping.</text:span></text:p>
      <text:p text:style-name="P63">W analogiczny sposób można definiować <text:span text:style-name="T53">reguły dotyczące innych rodzajów pakietów</text:span>, także <text:span text:style-name="T52">w odniesieniu do ruchu w</text:span>ychodzącego (<text:span text:style-name="T14">Reguły </text:span><text:span text:style-name="T23">w</text:span><text:span text:style-name="T14">ychodzące</text:span>).</text:p>
      <text:p text:style-name="P64">Zdefiniowaną regułę można wyłączyć lub usunąć. W tym drugim przypadku, jeśli reguła będzie potrzebna w przyszłości, <text:span text:style-name="T53">konieczne będzie ponowne jej stworzenie</text:span>.</text:p>
      <text:p text:style-name="P90"/>
      <text:p text:style-name="P81">Z regułą</text:p>
      <text:p text:style-name="P82"/>
      <text:p text:style-name="P82">[root@229879 ~]# ping -c 5 192.168.0.2</text:p>
      <text:p text:style-name="P82">PING 192.168.0.2 (192.168.0.2) 56(84) bytes of data.</text:p>
      <text:p text:style-name="P82">64 bytes from 192.168.0.2: icmp_seq=1 ttl=128 time=0.391 ms</text:p>
      <text:p text:style-name="P82">64 bytes from 192.168.0.2: icmp_seq=2 ttl=128 time=0.321 ms</text:p>
      <text:p text:style-name="P82">64 bytes from 192.168.0.2: icmp_seq=3 ttl=128 time=0.235 ms</text:p>
      <text:p text:style-name="P82"><text:soft-page-break/>64 bytes from 192.168.0.2: icmp_seq=4 ttl=128 time=0.403 ms</text:p>
      <text:p text:style-name="P82">64 bytes from 192.168.0.2: icmp_seq=5 ttl=128 time=0.382 ms</text:p>
      <text:p text:style-name="P82"/>
      <text:p text:style-name="P82">--- 192.168.0.2 ping statistics ---</text:p>
      <text:p text:style-name="P82">5 packets transmitted, <text:span text:style-name="T14">5 received</text:span>, 0% packet loss, time 4103ms</text:p>
      <text:p text:style-name="P82">rtt min/avg/max/mdev = 0.235/0.346/0.403/0.064 ms</text:p>
      <text:p text:style-name="P82"/>
      <text:p text:style-name="P81">Bez reguły</text:p>
      <text:p text:style-name="P82"/>
      <text:p text:style-name="P82">[root@229879 ~]# ping -c 5 192.168.0.2</text:p>
      <text:p text:style-name="P82">PING 192.168.0.2 (192.168.0.2) 56(84) bytes of data.</text:p>
      <text:p text:style-name="P82"/>
      <text:p text:style-name="P82">--- 192.168.0.2 ping statistics ---</text:p>
      <text:p text:style-name="P82">5 packets transmitted, <text:span text:style-name="T14">0 received</text:span>, 100% packet loss, time 4124ms</text:p>
      <text:list xml:id="list190459536911779" text:continue-list="list190459782675086" text:style-name="WWNum2">
        <text:list-item>
          <text:h text:style-name="P101" text:outline-level="1">Wyznaczanie tras pakietów w sieci <text:span text:style-name="T61">IP</text:span></text:h>
        </text:list-item>
      </text:list>
      <text:p text:style-name="P62">Celem części <text:span text:style-name="T54">5</text:span> zadania jest wyznaczenie tras pakietów wysyłanych ze stacji roboczych do różnych hostów zlokalizowanych zarówno w sieci lokalnej, jak i Internecie, za pomocą <text:span text:style-name="T55">programu </text:span><text:span text:style-name="T14">traceroute</text:span> (w systemie Linux) <text:span text:style-name="T55">oraz jego implementacji w systemie Windows, zwanej</text:span> <text:span text:style-name="T14">tracert</text:span>.</text:p>
      <text:p text:style-name="P65">Program <text:span text:style-name="T14">traceroute</text:span> pozwala na wyznaczenie trasy pakietu w sieci IP oraz opóźnień <text:span text:style-name="T56">RTT dla każdego węzła pośredniczącego (routera) na trasie. W tym celu traceroute wykorzystuje pole „czasu życia” TTL (</text:span><text:span text:style-name="T11">Time To Live</text:span><text:span text:style-name="T56">) w nagłówku pakietu IP, odpowiednio modyfikując jego wartość tak, aby kolejne routery na trasie wysyłały do nadawcy komunikaty ICMP </text:span><text:span text:style-name="T11">Time Exceeded</text:span><text:span text:style-name="T56">. Pozwala to na ustalenie zarówno adresów IP kolejnych routerów, jak i opóźnień RTT. Domyślnie </text:span><text:span text:style-name="T22">traceroute</text:span><text:span text:style-name="T56"> wysyła pakiety trójkami, wyświetlając w kolejnych wierszach adresy IP (lub nazwy domenowe) odpowiadające interfejsom kolejnych routerów i odpowiednie wartości opóźnień RTT. Jeśli odpowiedź na dany pakiet nie nadejdzie w zadanym czasie (który jest wartością konfigurowalną w programie), program wyświetla znak gwiazdki (*). Może to być spowodowane przeciążeniem sieci lub też celowym ustawieniem na danym routerze odpowiedniej reguły filtrującej (takie blokowanie jest typowe dla urządzeń pełniących w sieci rolę specjalizowanych zapór sieciowych).</text:span></text:p>
      <text:list xml:id="list190458165806740" text:continue-numbering="true" text:style-name="WWNum2">
        <text:list-item>
          <text:list>
            <text:list-item>
              <text:p text:style-name="P111"><text:span text:style-name="T57">Wyznaczanie tras do </text:span>host<text:span text:style-name="T57">ów</text:span> <text:span text:style-name="T42">zlokalizowanych w Internecie (poza siecią lokalną)</text:span></text:p>
            </text:list-item>
          </text:list>
        </text:list-item>
      </text:list>
      <text:p text:style-name="P66">Za pomocą programu <text:span text:style-name="T14">traceroute</text:span> (w systemie Linux) oraz <text:span text:style-name="T14">tracert</text:span> (w systemie Windows) wyznacz trasy oraz opóźnienia odpowiadające poszczególnym etapom dla trzech dowolnych <text:span text:style-name="T58">serwerów zlokalizowanych poza siecią lokalną. Spróbuj znaleźć taki adres IP, dla którego trasa przebiega przez węzeł nie ujawniający swojej obecności (nie wysyłający komunikatów ICMP).</text:span></text:p>
      <text:p text:style-name="P83">Windows:</text:p>
      <text:p text:style-name="P84"/>
      <text:p text:style-name="P84">C:\Users\Michal&gt;tracert www.google.pl</text:p>
      <text:p text:style-name="P84"/>
      <text:p text:style-name="P84"><text:span text:style-name="T14">Tracing route to www.google.pl</text:span> [172.217.22.3]</text:p>
      <text:p text:style-name="P84">over a maximum of 30 hops:</text:p>
      <text:p text:style-name="P84"/>
      <text:p text:style-name="P84"><text:s text:c="2"/>1 <text:s text:c="4"/>3 ms <text:s text:c="4"/>3 ms <text:s text:c="4"/>3 ms <text:s/>router.totolink.com [192.168.0.1]</text:p>
      <text:p text:style-name="P84"><text:s text:c="2"/>2 <text:s text:c="4"/>7 ms <text:s text:c="4"/>6 ms <text:s text:c="3"/>13 ms <text:s/>funbox.home [192.168.1.1]</text:p>
      <text:p text:style-name="P84"><text:s text:c="2"/>3 <text:s text:c="3"/>31 ms <text:s text:c="3"/>28 ms <text:s text:c="3"/>31 ms <text:s/>lodz-bng4.neo.tpnet.pl [83.1.4.155]</text:p>
      <text:p text:style-name="P84"><text:s text:c="2"/>4 <text:s text:c="3"/>33 ms <text:s text:c="3"/>30 ms <text:s text:c="3"/>28 ms <text:s/>lodz-r3.tpnet.pl [80.50.157.181]</text:p>
      <text:p text:style-name="P84"><text:s text:c="2"/>5 <text:s text:c="3"/>45 ms <text:s text:c="3"/>42 ms <text:s text:c="3"/>32 ms <text:s/>195.116.35.42</text:p>
      <text:p text:style-name="P84"><text:s text:c="2"/>6 <text:s text:c="3"/>59 ms <text:s text:c="3"/>55 ms <text:s text:c="3"/>60 ms <text:s/>ae106-10.ffttr6.frankfurt.opentransit.net [193.251.249.7]</text:p>
      <text:p text:style-name="P84"><text:s text:c="2"/>7 <text:s text:c="3"/>53 ms <text:s text:c="3"/>51 ms <text:s text:c="3"/>64 ms <text:s/>google-14.gw.opentransit.net [193.251.252.246]</text:p>
      <text:p text:style-name="P84"><text:s text:c="2"/>8 <text:s text:c="3"/>54 ms <text:s text:c="3"/>58 ms <text:s text:c="3"/>67 ms <text:s/>216.239.54.161</text:p>
      <text:p text:style-name="P84"><text:s text:c="2"/>9 <text:s text:c="3"/>49 ms <text:s text:c="3"/>61 ms <text:s text:c="3"/>51 ms <text:s/>108.170.235.255</text:p>
      <text:p text:style-name="P84"><text:s/>10 <text:s text:c="3"/>66 ms <text:s text:c="3"/>59 ms <text:s text:c="3"/>65 ms <text:s/>fra16s14-in-f3.1e100.net [172.217.22.3]</text:p>
      <text:p text:style-name="P84"/>
      <text:p text:style-name="P84">Trace complete.</text:p>
      <text:p text:style-name="P66"><text:soft-page-break/></text:p>
      <text:p text:style-name="P84">C:\Users\Michal&gt;tracert www.facebook.pl</text:p>
      <text:p text:style-name="P84"/>
      <text:p text:style-name="P84"><text:span text:style-name="T14">Tracing route to star-mini.c10r.facebook.com</text:span> [185.60.216.35]</text:p>
      <text:p text:style-name="P84">over a maximum of 30 hops:</text:p>
      <text:p text:style-name="P84"/>
      <text:p text:style-name="P84"><text:s text:c="2"/>1 <text:s text:c="4"/>3 ms <text:s text:c="4"/>3 ms <text:s text:c="4"/>3 ms <text:s/>router.totolink.com [192.168.0.1]</text:p>
      <text:p text:style-name="P84"><text:s text:c="2"/>2 <text:s text:c="4"/>7 ms <text:s text:c="4"/>6 ms <text:s text:c="4"/>7 ms <text:s/>funbox.home [192.168.1.1]</text:p>
      <text:p text:style-name="P84"><text:s text:c="2"/>3 <text:s text:c="3"/>33 ms <text:s text:c="3"/>57 ms <text:s text:c="3"/>34 ms <text:s/>lodz-bng4.neo.tpnet.pl [83.1.4.155]</text:p>
      <text:p text:style-name="P84"><text:s text:c="2"/>4 <text:s text:c="3"/>79 ms <text:s text:c="3"/>42 ms <text:s text:c="3"/>36 ms <text:s/>lodz-r3.tpnet.pl [80.50.157.181]</text:p>
      <text:p text:style-name="P84"><text:s text:c="2"/>5 <text:s text:c="3"/>31 ms <text:s text:c="3"/>31 ms <text:s text:c="3"/>33 ms <text:s/>195.116.35.42</text:p>
      <text:p text:style-name="P84"><text:s text:c="2"/>6 <text:s text:c="3"/>52 ms <text:s text:c="3"/>66 ms <text:s text:c="3"/>60 ms <text:s/>ae106-10.ffttr6.frankfurt.opentransit.net [193.251.249.7]</text:p>
      <text:p text:style-name="P84"><text:s text:c="2"/>7 <text:s text:c="3"/>82 ms <text:s text:c="3"/>93 ms <text:s text:c="3"/>53 ms <text:s/>facebook-13.gw.opentransit.net [193.251.254.76]</text:p>
      <text:p text:style-name="P84"><text:s text:c="2"/>8 <text:s text:c="3"/>50 ms <text:s text:c="3"/>51 ms <text:s text:c="3"/>54 ms <text:s/>po151.asw01.fra2.tfbnw.net [204.15.22.6]</text:p>
      <text:p text:style-name="P84"><text:s text:c="2"/>9 <text:s text:c="3"/>51 ms <text:s text:c="3"/>52 ms <text:s text:c="3"/>62 ms <text:s/>po212.psw01.fra5.tfbnw.net [157.240.43.103]</text:p>
      <text:p text:style-name="P84"><text:s/>10 <text:s text:c="3"/>51 ms <text:s text:c="3"/>52 ms <text:s text:c="3"/>61 ms <text:s/>173.252.67.25</text:p>
      <text:p text:style-name="P84"><text:s/>11 <text:s text:c="3"/>51 ms <text:s text:c="3"/>54 ms <text:s text:c="3"/>64 ms <text:s/>edge-star-mini-shv-01-frx5.facebook.com [185.60.216.35]</text:p>
      <text:p text:style-name="P84"/>
      <text:p text:style-name="P84">Trace complete.</text:p>
      <text:p text:style-name="P84"/>
      <text:p text:style-name="P84">C:\Users\Michal&gt;tracert www.youtube.com</text:p>
      <text:p text:style-name="P84"/>
      <text:p text:style-name="P84"><text:span text:style-name="T14">Tracing route to youtube-ui.l.google.com</text:span> [142.250.74.206]</text:p>
      <text:p text:style-name="P84">over a maximum of 30 hops:</text:p>
      <text:p text:style-name="P84"/>
      <text:p text:style-name="P84"><text:s text:c="2"/>1 <text:s text:c="4"/>3 ms <text:s text:c="4"/>3 ms <text:s text:c="4"/>3 ms <text:s/>router.totolink.com [192.168.0.1]</text:p>
      <text:p text:style-name="P84"><text:s text:c="2"/>2 <text:s text:c="3"/>16 ms <text:s text:c="4"/>7 ms <text:s text:c="3"/>14 ms <text:s/>funbox.home [192.168.1.1]</text:p>
      <text:p text:style-name="P84"><text:s text:c="2"/>3 <text:s text:c="3"/>30 ms <text:s text:c="3"/>30 ms <text:s text:c="3"/>48 ms <text:s/>lodz-bng4.neo.tpnet.pl [83.1.4.155]</text:p>
      <text:p text:style-name="P84"><text:s text:c="2"/>4 <text:s text:c="3"/>30 ms <text:s text:c="3"/>29 ms <text:s text:c="3"/>28 ms <text:s/>lodz-r3.tpnet.pl [80.50.157.181]</text:p>
      <text:p text:style-name="P84"><text:s text:c="2"/>5 <text:s text:c="3"/>31 ms <text:s text:c="3"/>32 ms <text:s text:c="3"/>31 ms <text:s/>195.116.35.42</text:p>
      <text:p text:style-name="P84"><text:s text:c="2"/>6 <text:s text:c="3"/>59 ms <text:s text:c="3"/>53 ms <text:s text:c="3"/>52 ms <text:s/>ae106-10.ffttr6.frankfurt.opentransit.net [193.251.249.7]</text:p>
      <text:p text:style-name="P84"><text:s text:c="2"/>7 <text:s text:c="3"/>52 ms <text:s text:c="3"/>60 ms <text:s text:c="3"/>65 ms <text:s/>google-14.gw.opentransit.net [193.251.252.246]</text:p>
      <text:p text:style-name="P84"><text:s text:c="2"/>8 <text:s text:c="3"/>59 ms <text:s text:c="3"/>70 ms <text:s text:c="3"/>64 ms <text:s/>216.239.56.31</text:p>
      <text:p text:style-name="P84"><text:s text:c="2"/>9 <text:s text:c="3"/>53 ms <text:s text:c="3"/>60 ms <text:s text:c="3"/>62 ms <text:s/>142.250.234.19</text:p>
      <text:p text:style-name="P84"><text:s/>10 <text:s text:c="3"/>66 ms <text:s text:c="3"/>50 ms <text:s text:c="3"/>57 ms <text:s/>fra24s02-in-f14.1e100.net [142.250.74.206]</text:p>
      <text:p text:style-name="P84"/>
      <text:p text:style-name="P84">Trace complete.</text:p>
      <text:p text:style-name="P84"/>
      <text:p text:style-name="P83">Linux:</text:p>
      <text:p text:style-name="P84"/>
      <text:p text:style-name="P84">[root@229879 ~]# <text:span text:style-name="T82">traceroute www.google.pl</text:span></text:p>
      <text:p text:style-name="P84"><text:span text:style-name="T14">traceroute to www.google.pl</text:span> (172.217.16.163), 30 hops max, 60 byte packets</text:p>
      <text:p text:style-name="P84"><text:s/>1 <text:s/>router.totolink.com (192.168.0.1) <text:s/>2.821 ms <text:s/>2.802 ms <text:s/>2.792 ms</text:p>
      <text:p text:style-name="P84"><text:s/>2 <text:s/>funbox.home (192.168.1.1) <text:s/>14.277 ms <text:s/>14.299 ms <text:s/>14.290 ms</text:p>
      <text:p text:style-name="P84"><text:s/>3 <text:s/>lodz-bng4.neo.tpnet.pl (83.1.4.155) <text:s/>40.983 ms <text:s/>40.976 ms <text:s/>40.711 ms</text:p>
      <text:p text:style-name="P84"><text:s/>4 <text:s/>lodz-r5.tpnet.pl (80.50.156.181) <text:s/>40.660 ms lodz-r3.tpnet.pl (80.50.157.181) <text:s/>40.547 ms <text:s/>40.495 ms</text:p>
      <text:p text:style-name="P84"><text:s/>5 <text:s/>195.116.35.42 (195.116.35.42) <text:s/>40.501 ms <text:s/>40.489 ms <text:s/>40.475 ms</text:p>
      <text:p text:style-name="P84"><text:s/>6 <text:s/>ae106-10.ffttr6.frankfurt.opentransit.net (193.251.249.7) <text:s/>63.589 ms * <text:s/>59.044 ms</text:p>
      <text:p text:style-name="P84"><text:s/>7 <text:s/>google-14.gw.opentransit.net (193.251.252.246) <text:s/>59.028 ms 72.14.214.52 (72.14.214.52) <text:s/>49.877 ms google-14.gw.opentransit.net (193.251.252.246) <text:s/>53.103 ms</text:p>
      <text:p text:style-name="P84"><text:s/>8 <text:s/>* * *</text:p>
      <text:p text:style-name="P84"><text:s/>9 <text:s/>108.170.252.65 (108.170.252.65) <text:s/>54.575 ms 66.249.95.168 (66.249.95.168) <text:s/>53.121 ms 216.239.47.246 (216.239.47.246) <text:s/>54.471 ms</text:p>
      <text:p text:style-name="P84"><text:soft-page-break/>10 <text:s/>216.239.63.255 (216.239.63.255) <text:s/>53.024 ms 64.233.175.171 (64.233.175.171) <text:s/>54.428 ms 108.170.252.82 (108.170.252.82) <text:s/>54.442 ms</text:p>
      <text:p text:style-name="P84">11 <text:s/>108.170.226.3 (108.170.226.3) <text:s/>52.967 ms fra15s11-in-f163.1e100.net (172.217.16.163) <text:s/>58.295 ms <text:s/>58.265 ms</text:p>
      <text:p text:style-name="P84">[root@229879 ~]# traceroute www.facebook.com</text:p>
      <text:p text:style-name="P84"><text:span text:style-name="T14">traceroute to www.facebook.com</text:span> (185.60.216.35), 30 hops max, 60 byte packets</text:p>
      <text:p text:style-name="P84"><text:s/>1 <text:s/>router.totolink.com (192.168.0.1) <text:s/>1.961 ms <text:s/>1.942 ms <text:s/>1.979 ms</text:p>
      <text:p text:style-name="P84"><text:s/>2 <text:s/>funbox.home (192.168.1.1) <text:s/>15.143 ms <text:s/>15.159 ms <text:s/>15.149 ms</text:p>
      <text:p text:style-name="P84"><text:s/>3 <text:s/>lodz-bng4.neo.tpnet.pl (83.1.4.155) <text:s/>46.265 ms <text:s/>46.280 ms <text:s/>46.276 ms</text:p>
      <text:p text:style-name="P84"><text:s/>4 <text:s/>lodz-r3.tpnet.pl (80.50.157.181) <text:s/>46.273 ms lodz-r5.tpnet.pl (80.50.156.181) <text:s/>46.104 ms <text:s/>46.092 ms</text:p>
      <text:p text:style-name="P84"><text:s/>5 <text:s/>195.116.35.42 (195.116.35.42) <text:s/>49.754 ms <text:s/>49.742 ms <text:s/>49.717 ms</text:p>
      <text:p text:style-name="P84"><text:s/>6 <text:s/>ae106-10.ffttr6.frankfurt.opentransit.net (193.251.249.7) <text:s/>70.756 ms <text:s/>66.300 ms <text:s/>66.294 ms</text:p>
      <text:p text:style-name="P84"><text:s/>7 <text:s/>facebook-13.gw.opentransit.net (193.251.254.76) <text:s/>118.698 ms <text:s/>110.232 ms <text:s/>101.364 ms</text:p>
      <text:p text:style-name="P84"><text:s/>8 <text:s/>po131.asw01.fra5.tfbnw.net (157.240.47.212) <text:s/>50.012 ms po151.asw01.fra2.tfbnw.net (204.15.22.6) <text:s/>55.517 ms <text:s/>55.431 ms</text:p>
      <text:p text:style-name="P84"><text:s/>9 <text:s/>po223.psw01.fra5.tfbnw.net (157.240.41.5) <text:s/>56.325 ms po222.psw04.fra5.tfbnw.net (157.240.43.97) <text:s/>55.474 ms po241.psw01.fra5.tfbnw.net (157.240.43.53) <text:s/>56.290 ms</text:p>
      <text:p text:style-name="P84">10 <text:s/>173.252.67.191 (173.252.67.191) <text:s/>56.295 ms 173.252.67.33 (173.252.67.33) <text:s/>52.937 ms 173.252.67.35 (173.252.67.35) <text:s/>52.896 ms</text:p>
      <text:p text:style-name="P84">11 <text:s/>edge-star-mini-shv-01-frx5.facebook.com (185.60.216.35) <text:s/>52.880 ms <text:s/>50.101 ms <text:s/>50.089 ms</text:p>
      <text:p text:style-name="P84"/>
      <text:p text:style-name="P84">[root@229879 ~]# traceroute www.youtube.com</text:p>
      <text:p text:style-name="P84"><text:span text:style-name="T14">traceroute to www.youtube.com</text:span> (172.217.18.174), 30 hops max, 60 byte packets</text:p>
      <text:p text:style-name="P84"><text:s/>1 <text:s/>router.totolink.com (192.168.0.1) <text:s/>1.881 ms <text:s/>1.854 ms <text:s/>1.842 ms</text:p>
      <text:p text:style-name="P84"><text:s/>2 <text:s/>funbox.home (192.168.1.1) <text:s/>15.757 ms <text:s/>15.772 ms <text:s/>15.758 ms</text:p>
      <text:p text:style-name="P84"><text:s/>3 <text:s/>lodz-bng4.neo.tpnet.pl (83.1.4.155) <text:s/>57.119 ms <text:s/>57.109 ms <text:s/>57.103 ms</text:p>
      <text:p text:style-name="P84"><text:s/>4 <text:s/>lodz-r3.tpnet.pl (80.50.157.181) <text:s/>57.058 ms <text:s/>56.946 ms lodz-r5.tpnet.pl (80.50.156.181) <text:s/>56.926 ms</text:p>
      <text:p text:style-name="P84"><text:s/>5 <text:s/>195.116.35.42 (195.116.35.42) <text:s/>56.928 ms <text:s/>56.863 ms <text:s/>56.776 ms</text:p>
      <text:p text:style-name="P84"><text:s/>6 <text:s/>ae106-10.ffttr6.frankfurt.opentransit.net (193.251.249.7) <text:s/>66.888 ms <text:s/>62.068 ms <text:s/>62.052 ms</text:p>
      <text:p text:style-name="P84"><text:s/>7 <text:s/>72.14.214.52 (72.14.214.52) <text:s/>61.695 ms <text:s/>50.202 ms <text:s/>52.901 ms</text:p>
      <text:p text:style-name="P84"><text:s/>8 <text:s/>* * *</text:p>
      <text:p text:style-name="P84"><text:s/>9 <text:s/>108.170.252.65 (108.170.252.65) <text:s/>52.933 ms 108.170.235.252 (108.170.235.252) <text:s/>52.921 ms 108.170.252.65 (108.170.252.65) <text:s/>52.917 ms</text:p>
      <text:p text:style-name="P84">10 <text:s/>108.170.251.209 (108.170.251.209) <text:s/>52.894 ms 108.170.252.83 (108.170.252.83) <text:s/>52.843 ms 74.125.37.167 (74.125.37.167) <text:s/>57.314 ms</text:p>
      <text:p text:style-name="P84">11 <text:s/>fra15s29-in-f14.1e100.net (172.217.18.174) <text:s/>52.865 ms <text:s/>61.365 ms <text:s/>61.343 ms</text:p>
      <text:list xml:id="list190458697815881" text:continue-numbering="true" text:style-name="WWNum2">
        <text:list-item>
          <text:list>
            <text:list-item>
              <text:p text:style-name="P112"><text:span text:style-name="T57">Wyznaczanie tras do </text:span>host<text:span text:style-name="T57">ów</text:span> <text:span text:style-name="T59">w tej samej sieci lokalnej</text:span></text:p>
            </text:list-item>
          </text:list>
        </text:list-item>
      </text:list>
      <text:p text:style-name="P10"><text:span text:style-name="T59">Zbadaj z</text:span><text:span text:style-name="T57">a pomocą programu </text:span><text:span text:style-name="T24">traceroute</text:span><text:span text:style-name="T57"> / </text:span><text:span text:style-name="T24">tracert</text:span><text:span text:style-name="T57"> </text:span><text:span text:style-name="T60">komunikację pomiędzy dwoma hostami (fizycznymi lub wirtualnymi) zlokalizowanymi w tej samej sieci lokalnej w celu uzyskania potwierdzenia, że w takim przypadku komunikacja przebiega bezpośrednio, a więc bez udziału pośredniczących routerów.</text:span></text:p>
      <text:p text:style-name="P86">C:\Users\Michal&gt;<text:span text:style-name="T14">tracert 192.168.0.4</text:span></text:p>
      <text:p text:style-name="P86"/>
      <text:p text:style-name="P86">Tracing route to 192.168.0.4 over a maximum of 30 hops</text:p>
      <text:p text:style-name="P86"/>
      <text:p text:style-name="P86"><text:s text:c="2"/>1 <text:s text:c="3"/>&lt;1 ms <text:s text:c="3"/>&lt;1 ms <text:s text:c="3"/>&lt;1 ms <text:s/><text:span text:style-name="T14">192.168.0.4</text:span></text:p>
      <text:p text:style-name="P86"/>
      <text:p text:style-name="P79">Trace complete.</text:p>
      <text:p text:style-name="P10"/>
      <text:p text:style-name="P85">[root@229879 ~]# <text:span text:style-name="T14">traceroute 192.168.0.2</text:span></text:p>
      <text:p text:style-name="P85">traceroute to 192.168.0.2 (192.168.0.2), 30 hops max, 60 byte packets</text:p>
      <text:p text:style-name="P85"><text:soft-page-break/><text:s/><text:span text:style-name="T14">1 <text:s/>192.168.0.2 (192.168.0.2) <text:s/>0.378 ms *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adornments="Normalny" style:font-family-generic="roman" style:font-pitch="variable" style:font-charset="x-symbol"/>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pl" fo:country="PL" style:letter-kerning="true" style:font-name-asian="Calibri" style:font-size-asian="10pt" style:language-asian="en" style:country-asian="US" style:font-name-complex="Times New Roman" style:font-size-complex="10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1pt" fo:language="pl" fo:country="PL" style:letter-kerning="true" style:font-name-asian="Calibri"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style:rfc-language-tag="x-none" fo:font-weight="bold" style:font-name-asian="Times New Roman" style:font-family-asian="'Times New Roman'" style:font-family-generic-asian="system" style:font-pitch-asian="variable" style:font-size-asian="14pt" style:rfc-language-tag-asian="x-none"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style:rfc-language-tag="x-none" fo:font-weight="bold" style:font-name-asian="Times New Roman" style:font-family-asian="'Times New Roman'" style:font-family-generic-asian="system" style:font-pitch-asian="variable" style:font-size-asian="13pt" style:rfc-language-tag-asian="x-none" style:font-weight-asian="bold" style:font-size-complex="13pt" style:font-weight-complex="bold"/>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default-outline-level="">
      <style:paragraph-properties fo:margin-top="0.423cm" fo:margin-bottom="0.212cm" loext:contextual-spacing="false" fo:line-height="100%" fo:keep-with-next="always"/>
      <style:text-properties fo:font-size="12pt" fo:font-weight="bold" style:font-name-asian="Times New Roman"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a">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default-outline-level="">
      <style:paragraph-properties fo:margin-top="0.423cm" fo:margin-bottom="0.212cm" loext:contextual-spacing="false" fo:keep-with-next="always"/>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106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rfc-language-tag="x-none" style:font-size-asian="8pt" style:rfc-language-tag-asian="x-none"/>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Body_20_Text1" style:display-name="Body Text1" style:family="paragraph" style:parent-style-name="Standard" style:default-outline-level="">
      <style:paragraph-properties fo:line-height="100%"/>
      <style:text-properties fo:font-size="10pt" style:font-size-asian="10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text-properties fo:font-size="10pt" style:font-size-asian="10pt"/>
    </style:style>
    <style:style style:name="Inst_20_Note_20_Red" style:display-name="Inst Note Red" style:family="paragraph" style:parent-style-name="Body_20_Text1" style:default-outline-level="">
      <style:text-properties fo:color="#ff0000"/>
    </style:style>
    <style:style style:name="Part_20_Head" style:display-name="Part Head" style:family="paragraph" style:parent-style-name="List_20_Paragraph" style:default-outline-level="1" style:list-style-name="">
      <style:paragraph-properties fo:margin-top="0.423cm" fo:margin-bottom="0cm" loext:contextual-spacing="false" fo:keep-with-next="alway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1"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106cm" loext:contextual-spacing="false" fo:line-height="100%" fo:text-indent="0cm" style:auto-text-indent="false"/>
      <style:text-properties fo:font-size="10pt" style:font-size-asian="10pt"/>
    </style:style>
    <style:style style:name="Body_20_Text_20_L25" style:display-name="Body Text L25" style:family="paragraph" style:parent-style-name="Body_20_Text1" style:default-outline-level="" style:list-style-name="No_20_List">
      <style:paragraph-properties fo:margin-left="0.635cm" fo:margin-right="0cm" fo:margin-top="0.212cm" fo:margin-bottom="0.212cm" loext:contextual-spacing="false" fo:text-indent="0cm" style:auto-text-indent="false"/>
    </style:style>
    <style:style style:name="Inst_20_Note_20_Red_20_L50" style:display-name="Inst Note Red L50" style:family="paragraph" style:parent-style-name="Inst_20_Note_20_Red"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1"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default-outline-level="">
      <style:text-properties fo:color="#ff00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rfc-language-tag="x-none" style:font-name-asian="Times New Roman" style:font-family-asian="'Times New Roman'" style:font-family-generic-asian="system" style:font-pitch-asian="variable" style:font-size-asian="10pt" style:rfc-language-tag-asian="x-non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style:rfc-language-tag="x-none" fo:font-weight="bold" style:rfc-language-tag-asian="x-none" style:font-weight-asian="bold" style:font-weight-complex="bold"/>
    </style:style>
    <style:style style:name="Reflection_20_Q" style:display-name="Reflection Q" style:family="paragraph" style:parent-style-name="Body_20_Text_20_L25" style:default-outline-level=""/>
    <style:style style:name="Revision" style:family="paragraph" style:default-outline-level="">
      <style:paragraph-properties fo:text-align="start" style:justify-single-word="false" fo:orphans="2" fo:widows="2" style:writing-mode="lr-tb"/>
      <style:text-properties fo:font-size="11pt" style:font-size-asian="11pt" style:font-size-complex="11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text-properties fo:font-size="8pt" style:font-size-asian="8pt"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Document_20_Map_20_Char" style:display-name="Document Map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background-color="#bfbfbf"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background-color="#bfbfbf" style:font-size-asian="12pt" loext:padding="0cm" loext:border="none"/>
    </style:style>
    <style:style style:name="DevConfig_20_Gray" style:display-name="DevConfig Gray" style:family="text">
      <style:text-properties fo:color="#00000a" style:font-name="Courier New1" fo:font-family="'Courier New'" style:font-family-generic="roman" style:font-pitch="variable" fo:font-size="10pt" fo:background-color="#bfbfbf" style:font-size-asian="10pt" loext:padding="0cm" loext:border="none"/>
    </style:style>
    <style:style style:name="HTML_20_Preformatted_20_Char" style:display-name="HTML Preformatted Char" style:family="text">
      <style:text-properties style:font-name="Courier New1"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Część " style:num-suffix=":" style:num-format="1">
        <style:list-level-properties text:list-level-position-and-space-mode="label-alignment">
          <style:list-level-label-alignment text:label-followed-by="space" fo:text-indent="-1.905cm" fo:margin-left="1.905cm"/>
        </style:list-level-properties>
      </text:list-level-style-number>
      <text:list-level-style-number text:level="2" style:num-prefix="Etap " style:num-suffix=":" style:num-format="1">
        <style:list-level-properties text:list-level-position-and-space-mode="label-alignment">
          <style:list-level-label-alignment text:label-followed-by="space"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space"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space" fo:text-indent="-0.635cm" fo:margin-left="3.81cm"/>
        </style:list-level-properties>
      </text:list-level-style-number>
      <text:list-level-style-number text:level="7"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space" fo:text-indent="-0.635cm" fo:margin-left="5.08cm"/>
        </style:list-level-properties>
      </text:list-level-style-number>
      <text:list-level-style-number text:level="9" style:num-suffix="." style:num-format="i">
        <style:list-level-properties text:list-level-position-and-space-mode="label-alignment">
          <style:list-level-label-alignment text:label-followed-by="space" fo:text-indent="-0.635cm" fo:margin-left="5.71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3">
      <text:list-level-style-number text:level="1" style:num-prefix="Part " style:num-suffix=":" style:num-format="1">
        <style:list-level-properties text:list-level-position-and-space-mode="label-alignment">
          <style:list-level-label-alignment text:label-followed-by="listtab" text:list-tab-stop-position="2.032cm" fo:text-indent="-1.397cm" fo:margin-left="2.032cm"/>
        </style:list-level-properties>
      </text:list-level-style-number>
      <text:list-level-style-bullet text:level="2" text:style-name="ListLabel_20_3"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3" text:style-name="ListLabel_20_4" style:num-suffix="-" style:num-format="">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5"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9"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f11de" officeooo:paragraph-rsid="00376606"/>
    </style:style>
    <style:style style:name="MP2" style:family="paragraph" style:parent-style-name="Header">
      <style:text-properties officeooo:rsid="001f11de" officeooo:paragraph-rsid="002d09e3"/>
    </style:style>
    <style:style style:name="MP3" style:family="paragraph" style:parent-style-name="Footer">
      <style:text-properties officeooo:paragraph-rsid="006c1f82"/>
    </style:style>
    <style:page-layout style:name="Mpm1">
      <style:page-layout-properties fo:page-width="21.001cm" fo:page-height="29.7cm" style:num-format="1" style:print-orientation="portrait" fo:margin-top="1.27cm" fo:margin-bottom="1.27cm" fo:margin-left="1.91cm" fo:margin-right="1.91cm" fo:border-top="none" fo:border-bottom="0.06pt solid #000000" fo:border-left="none" fo:border-right="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Zadanie: Konfiguracja podstawowa i testowanie sieci</text:p>
      </style:header>
      <loext:header-first>
        <text:p text:style-name="MP2">Zadanie: Konfiguracja podstawowa i testowanie sieci</text:p>
      </loext:header-first>
      <style:footer>
        <text:p text:style-name="MP3"><text:tab/><text:page-number text:select-page="current">15</text:page-number>/<text:page-count>15</text:page-count></text:p>
      </style:footer>
      <loext:footer-first>
        <text:p text:style-name="Footer"><text:tab/><text:page-number text:select-page="current">1</text:page-number>/<text:page-count>15</text:page-count></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4-30T23:05:12.128000000</meta:creation-date>
    <dc:date>2020-10-24T19:04:57.803000000</dc:date>
    <meta:editing-duration>PT4H23M59S</meta:editing-duration>
    <meta:editing-cycles>55</meta:editing-cycles>
    <meta:generator>LibreOffice/6.4.1.2$Windows_X86_64 LibreOffice_project/4d224e95b98b138af42a64d84056446d09082932</meta:generator>
    <meta:document-statistic meta:table-count="0" meta:image-count="0" meta:object-count="0" meta:page-count="15" meta:paragraph-count="472" meta:word-count="5270" meta:character-count="35829" meta:non-whitespace-character-count="29839"/>
  </office:meta>
</office:document-meta>
</file>